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0dfe8" style:font-size-asian="11pt" style:font-size-complex="11pt"/>
    </style:style>
    <style:style style:name="P2" style:family="paragraph" style:parent-style-name="Standard">
      <style:text-properties fo:font-size="11pt" officeooo:rsid="00128ada" officeooo:paragraph-rsid="00128ada" style:font-size-asian="11pt" style:font-size-complex="11pt"/>
    </style:style>
    <style:style style:name="P3" style:family="paragraph" style:parent-style-name="Standard">
      <style:text-properties fo:font-size="11pt" officeooo:rsid="02641015" officeooo:paragraph-rsid="02641015" style:font-size-asian="11pt" style:font-size-complex="11pt"/>
    </style:style>
    <style:style style:name="P4" style:family="paragraph" style:parent-style-name="Standard">
      <style:text-properties fo:font-size="11pt" officeooo:rsid="00139317" officeooo:paragraph-rsid="009dadc4" style:font-size-asian="11pt" style:font-size-complex="11pt"/>
    </style:style>
    <style:style style:name="P5" style:family="paragraph" style:parent-style-name="Standard">
      <style:text-properties fo:font-size="11pt" officeooo:rsid="00139317" officeooo:paragraph-rsid="007b1294" style:font-size-asian="11pt" style:font-size-complex="11pt"/>
    </style:style>
    <style:style style:name="P6" style:family="paragraph" style:parent-style-name="Standard">
      <style:text-properties fo:font-size="11pt" officeooo:rsid="00139317" officeooo:paragraph-rsid="006bb959" style:font-size-asian="11pt" style:font-size-complex="11pt"/>
    </style:style>
    <style:style style:name="P7" style:family="paragraph" style:parent-style-name="Standard">
      <style:text-properties fo:font-size="11pt" officeooo:rsid="00139317" officeooo:paragraph-rsid="00684851" style:font-size-asian="11pt" style:font-size-complex="11pt"/>
    </style:style>
    <style:style style:name="P8" style:family="paragraph" style:parent-style-name="Standard">
      <style:text-properties fo:font-size="11pt" officeooo:rsid="00139317" officeooo:paragraph-rsid="02f6c920" style:font-size-asian="11pt" style:font-size-complex="11pt"/>
    </style:style>
    <style:style style:name="P9" style:family="paragraph" style:parent-style-name="Standard">
      <style:text-properties fo:font-size="11pt" officeooo:rsid="00139317" officeooo:paragraph-rsid="033b9d86" style:font-size-asian="11pt" style:font-size-complex="11pt"/>
    </style:style>
    <style:style style:name="P10" style:family="paragraph" style:parent-style-name="Standard">
      <style:text-properties fo:font-size="11pt" officeooo:rsid="026c2faf" officeooo:paragraph-rsid="026c2faf" style:font-size-asian="11pt" style:font-size-complex="11pt"/>
    </style:style>
    <style:style style:name="P11" style:family="paragraph" style:parent-style-name="Standard">
      <style:text-properties fo:font-size="11pt" officeooo:rsid="026d58b1" officeooo:paragraph-rsid="026d58b1" style:font-size-asian="11pt" style:font-size-complex="11pt"/>
    </style:style>
    <style:style style:name="P12" style:family="paragraph" style:parent-style-name="Standard">
      <style:text-properties fo:font-size="11pt" officeooo:rsid="007b1294" officeooo:paragraph-rsid="007b1294" style:font-size-asian="11pt" style:font-size-complex="11pt"/>
    </style:style>
    <style:style style:name="P13" style:family="paragraph" style:parent-style-name="Standard">
      <style:text-properties fo:font-size="11pt" officeooo:rsid="00abcbfc" officeooo:paragraph-rsid="00c31687" style:font-size-asian="11pt" style:font-size-complex="11pt"/>
    </style:style>
    <style:style style:name="P14" style:family="paragraph" style:parent-style-name="Standard">
      <style:text-properties fo:font-size="11pt" officeooo:rsid="027c0fb7" officeooo:paragraph-rsid="027c0fb7" style:font-size-asian="11pt" style:font-size-complex="11pt"/>
    </style:style>
    <style:style style:name="P15" style:family="paragraph" style:parent-style-name="Standard">
      <style:text-properties fo:font-size="11pt" officeooo:rsid="00c67566" officeooo:paragraph-rsid="00e5fb1f" style:font-size-asian="11pt" style:font-size-complex="11pt"/>
    </style:style>
    <style:style style:name="P16" style:family="paragraph" style:parent-style-name="Standard">
      <style:text-properties fo:font-size="11pt" officeooo:rsid="00c67566" officeooo:paragraph-rsid="0289d67b" style:font-size-asian="11pt" style:font-size-complex="11pt"/>
    </style:style>
    <style:style style:name="P17" style:family="paragraph" style:parent-style-name="Standard">
      <style:text-properties fo:font-size="11pt" officeooo:rsid="00c67566" officeooo:paragraph-rsid="0283c539" style:font-size-asian="11pt" style:font-size-complex="11pt"/>
    </style:style>
    <style:style style:name="P18" style:family="paragraph" style:parent-style-name="Standard">
      <style:text-properties fo:font-size="11pt" officeooo:rsid="00c67566" officeooo:paragraph-rsid="0281c32f" style:font-size-asian="11pt" style:font-size-complex="11pt"/>
    </style:style>
    <style:style style:name="P19" style:family="paragraph" style:parent-style-name="Standard">
      <style:text-properties fo:font-size="11pt" officeooo:rsid="00c67566" officeooo:paragraph-rsid="00cf201e" style:font-size-asian="11pt" style:font-size-complex="11pt"/>
    </style:style>
    <style:style style:name="P20" style:family="paragraph" style:parent-style-name="Standard">
      <style:text-properties fo:font-size="11pt" officeooo:rsid="00ecebe8" officeooo:paragraph-rsid="0281c32f" style:font-size-asian="11pt" style:font-size-complex="11pt"/>
    </style:style>
    <style:style style:name="P21" style:family="paragraph" style:parent-style-name="Standard">
      <style:text-properties fo:font-size="11pt" officeooo:rsid="025c9a98" officeooo:paragraph-rsid="025c9a98" style:font-size-asian="11pt" style:font-size-complex="11pt"/>
    </style:style>
    <style:style style:name="P22" style:family="paragraph" style:parent-style-name="Standard">
      <style:text-properties fo:font-size="11pt" officeooo:rsid="012efacb" officeooo:paragraph-rsid="016a667d" style:font-size-asian="11pt" style:font-size-complex="11pt"/>
    </style:style>
    <style:style style:name="P23" style:family="paragraph" style:parent-style-name="Standard">
      <style:text-properties fo:font-size="11pt" officeooo:rsid="0198100c" officeooo:paragraph-rsid="0198100c" style:font-size-asian="11pt" style:font-size-complex="11pt"/>
    </style:style>
    <style:style style:name="P24" style:family="paragraph" style:parent-style-name="Standard">
      <style:text-properties fo:font-size="11pt" officeooo:rsid="017aba7e" officeooo:paragraph-rsid="029b4698" style:font-size-asian="11pt" style:font-size-complex="11pt"/>
    </style:style>
    <style:style style:name="P25" style:family="paragraph" style:parent-style-name="Standard">
      <style:text-properties fo:font-size="11pt" officeooo:rsid="017aba7e" officeooo:paragraph-rsid="016a667d" style:font-size-asian="11pt" style:font-size-complex="11pt"/>
    </style:style>
    <style:style style:name="P26" style:family="paragraph" style:parent-style-name="Standard">
      <style:text-properties fo:font-size="11pt" officeooo:rsid="01ec64f2" officeooo:paragraph-rsid="01ec64f2" style:font-size-asian="11pt" style:font-size-complex="11pt"/>
    </style:style>
    <style:style style:name="P27" style:family="paragraph" style:parent-style-name="Standard">
      <style:text-properties fo:font-size="11pt" officeooo:rsid="01f9487c" officeooo:paragraph-rsid="02a3e650" style:font-size-asian="11pt" style:font-size-complex="11pt"/>
    </style:style>
    <style:style style:name="P28" style:family="paragraph" style:parent-style-name="Standard">
      <style:text-properties fo:font-size="11pt" officeooo:rsid="022536a1" officeooo:paragraph-rsid="022536a1" style:font-size-asian="11pt" style:font-size-complex="11pt"/>
    </style:style>
    <style:style style:name="P29" style:family="paragraph" style:parent-style-name="Standard">
      <style:text-properties fo:font-size="11pt" officeooo:rsid="0222e033" officeooo:paragraph-rsid="029b4698" style:font-size-asian="11pt" style:font-size-complex="11pt"/>
    </style:style>
    <style:style style:name="P30" style:family="paragraph" style:parent-style-name="Standard">
      <style:text-properties fo:font-size="11pt" officeooo:rsid="0222e033" officeooo:paragraph-rsid="0222e033" style:font-size-asian="11pt" style:font-size-complex="11pt"/>
    </style:style>
    <style:style style:name="P31" style:family="paragraph" style:parent-style-name="Standard">
      <style:text-properties fo:font-size="11pt" officeooo:rsid="0222e033" officeooo:paragraph-rsid="02311d64" style:font-size-asian="11pt" style:font-size-complex="11pt"/>
    </style:style>
    <style:style style:name="P32" style:family="paragraph" style:parent-style-name="Standard">
      <style:text-properties fo:font-size="11pt" officeooo:rsid="029e1302" officeooo:paragraph-rsid="029e1302" style:font-size-asian="11pt" style:font-size-complex="11pt"/>
    </style:style>
    <style:style style:name="P33" style:family="paragraph" style:parent-style-name="Standard">
      <style:text-properties fo:font-size="11pt" officeooo:rsid="02a8c377" officeooo:paragraph-rsid="02a8c377" style:font-size-asian="11pt" style:font-size-complex="11pt"/>
    </style:style>
    <style:style style:name="P34" style:family="paragraph" style:parent-style-name="Standard">
      <style:text-properties fo:font-size="11pt" officeooo:rsid="02ab2966" officeooo:paragraph-rsid="0386caea" style:font-size-asian="11pt" style:font-size-complex="11pt"/>
    </style:style>
    <style:style style:name="P35" style:family="paragraph" style:parent-style-name="Standard">
      <style:text-properties fo:font-size="11pt" officeooo:rsid="02ad53b9" officeooo:paragraph-rsid="02b7eb2b" style:font-size-asian="11pt" style:font-size-complex="11pt"/>
    </style:style>
    <style:style style:name="P36" style:family="paragraph" style:parent-style-name="Standard">
      <style:text-properties fo:font-size="11pt" officeooo:rsid="02ad53b9" officeooo:paragraph-rsid="0386caea" style:font-size-asian="11pt" style:font-size-complex="11pt"/>
    </style:style>
    <style:style style:name="P37" style:family="paragraph" style:parent-style-name="Standard">
      <style:text-properties fo:font-size="11pt" officeooo:paragraph-rsid="02c35a92" style:font-size-asian="11pt" style:font-size-complex="11pt"/>
    </style:style>
    <style:style style:name="P38" style:family="paragraph" style:parent-style-name="Standard">
      <style:text-properties fo:font-size="11pt" officeooo:paragraph-rsid="02d0bdfd" style:font-size-asian="11pt" style:font-size-complex="11pt"/>
    </style:style>
    <style:style style:name="P39" style:family="paragraph" style:parent-style-name="Standard">
      <style:text-properties fo:font-size="11pt" officeooo:paragraph-rsid="02ca1487" style:font-size-asian="11pt" style:font-size-complex="11pt"/>
    </style:style>
    <style:style style:name="P40" style:family="paragraph" style:parent-style-name="Standard">
      <style:text-properties fo:font-size="11pt" officeooo:paragraph-rsid="02d2c4cf" style:font-size-asian="11pt" style:font-size-complex="11pt"/>
    </style:style>
    <style:style style:name="P41" style:family="paragraph" style:parent-style-name="Standard">
      <style:text-properties fo:font-size="11pt" officeooo:rsid="02c47f15" officeooo:paragraph-rsid="02c47f15" style:font-size-asian="11pt" style:font-size-complex="11pt"/>
    </style:style>
    <style:style style:name="P42" style:family="paragraph" style:parent-style-name="Standard">
      <style:text-properties fo:font-size="11pt" officeooo:rsid="0220f788" officeooo:paragraph-rsid="0220f788" style:font-size-asian="11pt" style:font-size-complex="11pt"/>
    </style:style>
    <style:style style:name="P43" style:family="paragraph" style:parent-style-name="Standard">
      <style:text-properties fo:font-size="11pt" officeooo:paragraph-rsid="02cbaa07" style:font-size-asian="11pt" style:font-size-complex="11pt"/>
    </style:style>
    <style:style style:name="P44" style:family="paragraph" style:parent-style-name="Standard">
      <style:text-properties fo:font-size="11pt" officeooo:rsid="03a03fcf" officeooo:paragraph-rsid="03a03fcf" style:font-size-asian="11pt" style:font-size-complex="11pt"/>
    </style:style>
    <style:style style:name="P45" style:family="paragraph" style:parent-style-name="Standard">
      <style:text-properties fo:font-size="11pt" officeooo:rsid="03a03fcf" officeooo:paragraph-rsid="03b1b628" style:font-size-asian="11pt" style:font-size-complex="11pt"/>
    </style:style>
    <style:style style:name="P46" style:family="paragraph" style:parent-style-name="Standard">
      <style:text-properties fo:font-size="11pt" officeooo:paragraph-rsid="03b17144" style:font-size-asian="11pt" style:font-size-complex="11pt"/>
    </style:style>
    <style:style style:name="P47" style:family="paragraph" style:parent-style-name="Standard">
      <style:text-properties fo:font-size="11pt" officeooo:rsid="03b2f76e" officeooo:paragraph-rsid="03b2f76e" style:font-size-asian="11pt" style:font-size-complex="11pt"/>
    </style:style>
    <style:style style:name="P48" style:family="paragraph" style:parent-style-name="Standard">
      <style:text-properties fo:font-size="11pt" officeooo:rsid="03b4cece" officeooo:paragraph-rsid="03b4cece" style:font-size-asian="11pt" style:font-size-complex="11pt"/>
    </style:style>
    <style:style style:name="P49" style:family="paragraph" style:parent-style-name="Standard">
      <style:text-properties fo:font-size="11pt" officeooo:rsid="03c273fc" officeooo:paragraph-rsid="03c273fc" style:font-size-asian="11pt" style:font-size-complex="11pt"/>
    </style:style>
    <style:style style:name="P50" style:family="paragraph" style:parent-style-name="Standard">
      <style:text-properties fo:font-size="11pt" officeooo:rsid="037e992e" officeooo:paragraph-rsid="03b1b628" style:font-size-asian="11pt" style:font-size-complex="11pt"/>
    </style:style>
    <style:style style:name="P51" style:family="paragraph" style:parent-style-name="Standard">
      <style:text-properties fo:font-size="11pt" officeooo:rsid="02bc2e4d" officeooo:paragraph-rsid="02ca1487" style:font-size-asian="11pt" style:font-size-complex="11pt"/>
    </style:style>
    <style:style style:name="P52" style:family="paragraph" style:parent-style-name="Standard">
      <style:text-properties fo:font-size="11pt" officeooo:rsid="03aaf7e6" officeooo:paragraph-rsid="04032c4e" style:font-size-asian="11pt" style:font-size-complex="11pt"/>
    </style:style>
    <style:style style:name="P53" style:family="paragraph" style:parent-style-name="Standard">
      <style:text-properties fo:font-size="11pt" officeooo:rsid="0384ccc7" officeooo:paragraph-rsid="04046466" style:font-size-asian="11pt" style:font-size-complex="11pt"/>
    </style:style>
    <style:style style:name="T1" style:family="text">
      <style:text-properties officeooo:rsid="0012a3f6"/>
    </style:style>
    <style:style style:name="T2" style:family="text">
      <style:text-properties officeooo:rsid="0012ce2b"/>
    </style:style>
    <style:style style:name="T3" style:family="text">
      <style:text-properties officeooo:rsid="00139317"/>
    </style:style>
    <style:style style:name="T4" style:family="text">
      <style:text-properties officeooo:rsid="001553e8"/>
    </style:style>
    <style:style style:name="T5" style:family="text">
      <style:text-properties officeooo:rsid="00158bf2"/>
    </style:style>
    <style:style style:name="T6" style:family="text">
      <style:text-properties officeooo:rsid="0016305c"/>
    </style:style>
    <style:style style:name="T7" style:family="text">
      <style:text-properties officeooo:rsid="0018043b"/>
    </style:style>
    <style:style style:name="T8" style:family="text">
      <style:text-properties officeooo:rsid="00195187"/>
    </style:style>
    <style:style style:name="T9" style:family="text">
      <style:text-properties officeooo:rsid="001a8401"/>
    </style:style>
    <style:style style:name="T10" style:family="text">
      <style:text-properties officeooo:rsid="001f6f3a"/>
    </style:style>
    <style:style style:name="T11" style:family="text">
      <style:text-properties officeooo:rsid="00205b06"/>
    </style:style>
    <style:style style:name="T12" style:family="text">
      <style:text-properties officeooo:rsid="0021564f"/>
    </style:style>
    <style:style style:name="T13" style:family="text">
      <style:text-properties officeooo:rsid="0023ad6b"/>
    </style:style>
    <style:style style:name="T14" style:family="text">
      <style:text-properties officeooo:rsid="0024d45a"/>
    </style:style>
    <style:style style:name="T15" style:family="text">
      <style:text-properties officeooo:rsid="00258a15"/>
    </style:style>
    <style:style style:name="T16" style:family="text">
      <style:text-properties officeooo:rsid="00270e58"/>
    </style:style>
    <style:style style:name="T17" style:family="text">
      <style:text-properties officeooo:rsid="0028519f"/>
    </style:style>
    <style:style style:name="T18" style:family="text">
      <style:text-properties officeooo:rsid="002c73f9"/>
    </style:style>
    <style:style style:name="T19" style:family="text">
      <style:text-properties officeooo:rsid="002d18cf"/>
    </style:style>
    <style:style style:name="T20" style:family="text">
      <style:text-properties officeooo:rsid="002d2234"/>
    </style:style>
    <style:style style:name="T21" style:family="text">
      <style:text-properties officeooo:rsid="002e7fbd"/>
    </style:style>
    <style:style style:name="T22" style:family="text">
      <style:text-properties officeooo:rsid="002f145a"/>
    </style:style>
    <style:style style:name="T23" style:family="text">
      <style:text-properties officeooo:rsid="0030aba6"/>
    </style:style>
    <style:style style:name="T24" style:family="text">
      <style:text-properties officeooo:rsid="003210db"/>
    </style:style>
    <style:style style:name="T25" style:family="text">
      <style:text-properties officeooo:rsid="00329a1e"/>
    </style:style>
    <style:style style:name="T26" style:family="text">
      <style:text-properties officeooo:rsid="003347be"/>
    </style:style>
    <style:style style:name="T27" style:family="text">
      <style:text-properties officeooo:rsid="003516ce"/>
    </style:style>
    <style:style style:name="T28" style:family="text">
      <style:text-properties officeooo:rsid="00382f90"/>
    </style:style>
    <style:style style:name="T29" style:family="text">
      <style:text-properties officeooo:rsid="0039c99e"/>
    </style:style>
    <style:style style:name="T30" style:family="text">
      <style:text-properties officeooo:rsid="003b3876"/>
    </style:style>
    <style:style style:name="T31" style:family="text">
      <style:text-properties officeooo:rsid="003f18a9"/>
    </style:style>
    <style:style style:name="T32" style:family="text">
      <style:text-properties officeooo:rsid="00407c81"/>
    </style:style>
    <style:style style:name="T33" style:family="text">
      <style:text-properties officeooo:rsid="00420975"/>
    </style:style>
    <style:style style:name="T34" style:family="text">
      <style:text-properties officeooo:rsid="0043f2df"/>
    </style:style>
    <style:style style:name="T35" style:family="text">
      <style:text-properties officeooo:rsid="0045859e"/>
    </style:style>
    <style:style style:name="T36" style:family="text">
      <style:text-properties officeooo:rsid="00464e2b"/>
    </style:style>
    <style:style style:name="T37" style:family="text">
      <style:text-properties officeooo:rsid="0046f485"/>
    </style:style>
    <style:style style:name="T38" style:family="text">
      <style:text-properties officeooo:rsid="00495826"/>
    </style:style>
    <style:style style:name="T39" style:family="text">
      <style:text-properties officeooo:rsid="004a6df8"/>
    </style:style>
    <style:style style:name="T40" style:family="text">
      <style:text-properties officeooo:rsid="004a8ddc"/>
    </style:style>
    <style:style style:name="T41" style:family="text">
      <style:text-properties officeooo:rsid="004b98ae"/>
    </style:style>
    <style:style style:name="T42" style:family="text">
      <style:text-properties officeooo:rsid="004d6b97"/>
    </style:style>
    <style:style style:name="T43" style:family="text">
      <style:text-properties officeooo:rsid="004e1fe8"/>
    </style:style>
    <style:style style:name="T44" style:family="text">
      <style:text-properties officeooo:rsid="0051bc07"/>
    </style:style>
    <style:style style:name="T45" style:family="text">
      <style:text-properties officeooo:rsid="00555b09"/>
    </style:style>
    <style:style style:name="T46" style:family="text">
      <style:text-properties officeooo:rsid="0056c32a"/>
    </style:style>
    <style:style style:name="T47" style:family="text">
      <style:text-properties officeooo:rsid="0057c044"/>
    </style:style>
    <style:style style:name="T48" style:family="text">
      <style:text-properties officeooo:rsid="0059219a"/>
    </style:style>
    <style:style style:name="T49" style:family="text">
      <style:text-properties officeooo:rsid="005c6f05"/>
    </style:style>
    <style:style style:name="T50" style:family="text">
      <style:text-properties officeooo:rsid="005fb3ba"/>
    </style:style>
    <style:style style:name="T51" style:family="text">
      <style:text-properties officeooo:rsid="0060a141"/>
    </style:style>
    <style:style style:name="T52" style:family="text">
      <style:text-properties officeooo:rsid="00615831"/>
    </style:style>
    <style:style style:name="T53" style:family="text">
      <style:text-properties officeooo:rsid="00615d8d"/>
    </style:style>
    <style:style style:name="T54" style:family="text">
      <style:text-properties officeooo:rsid="00620ec8"/>
    </style:style>
    <style:style style:name="T55" style:family="text">
      <style:text-properties officeooo:rsid="00631f19"/>
    </style:style>
    <style:style style:name="T56" style:family="text">
      <style:text-properties officeooo:rsid="0063d5e4"/>
    </style:style>
    <style:style style:name="T57" style:family="text">
      <style:text-properties officeooo:rsid="00640bf3"/>
    </style:style>
    <style:style style:name="T58" style:family="text">
      <style:text-properties officeooo:rsid="0064e64a"/>
    </style:style>
    <style:style style:name="T59" style:family="text">
      <style:text-properties officeooo:rsid="00655932"/>
    </style:style>
    <style:style style:name="T60" style:family="text">
      <style:text-properties officeooo:rsid="0066c3b2"/>
    </style:style>
    <style:style style:name="T61" style:family="text">
      <style:text-properties officeooo:rsid="00684851"/>
    </style:style>
    <style:style style:name="T62" style:family="text">
      <style:text-properties officeooo:rsid="00686d94"/>
    </style:style>
    <style:style style:name="T63" style:family="text">
      <style:text-properties officeooo:rsid="0069f1cf"/>
    </style:style>
    <style:style style:name="T64" style:family="text">
      <style:text-properties officeooo:rsid="006d5b1a"/>
    </style:style>
    <style:style style:name="T65" style:family="text">
      <style:text-properties officeooo:rsid="006e0b4c"/>
    </style:style>
    <style:style style:name="T66" style:family="text">
      <style:text-properties officeooo:rsid="00703385"/>
    </style:style>
    <style:style style:name="T67" style:family="text">
      <style:text-properties officeooo:rsid="0071264c"/>
    </style:style>
    <style:style style:name="T68" style:family="text">
      <style:text-properties officeooo:rsid="0072f5b1"/>
    </style:style>
    <style:style style:name="T69" style:family="text">
      <style:text-properties officeooo:rsid="0073cf99"/>
    </style:style>
    <style:style style:name="T70" style:family="text">
      <style:text-properties officeooo:rsid="0073d911"/>
    </style:style>
    <style:style style:name="T71" style:family="text">
      <style:text-properties officeooo:rsid="0075e10c"/>
    </style:style>
    <style:style style:name="T72" style:family="text">
      <style:text-properties officeooo:rsid="0077d851"/>
    </style:style>
    <style:style style:name="T73" style:family="text">
      <style:text-properties officeooo:rsid="007853fd"/>
    </style:style>
    <style:style style:name="T74" style:family="text">
      <style:text-properties officeooo:rsid="007ba010"/>
    </style:style>
    <style:style style:name="T75" style:family="text">
      <style:text-properties officeooo:rsid="007c83ce"/>
    </style:style>
    <style:style style:name="T76" style:family="text">
      <style:text-properties officeooo:rsid="007caf14"/>
    </style:style>
    <style:style style:name="T77" style:family="text">
      <style:text-properties officeooo:rsid="00808a9b"/>
    </style:style>
    <style:style style:name="T78" style:family="text">
      <style:text-properties officeooo:rsid="0082474a"/>
    </style:style>
    <style:style style:name="T79" style:family="text">
      <style:text-properties officeooo:rsid="00858cc1"/>
    </style:style>
    <style:style style:name="T80" style:family="text">
      <style:text-properties officeooo:rsid="00864ca2"/>
    </style:style>
    <style:style style:name="T81" style:family="text">
      <style:text-properties officeooo:rsid="0086be70"/>
    </style:style>
    <style:style style:name="T82" style:family="text">
      <style:text-properties officeooo:rsid="00887271"/>
    </style:style>
    <style:style style:name="T83" style:family="text">
      <style:text-properties officeooo:rsid="00889f7d"/>
    </style:style>
    <style:style style:name="T84" style:family="text">
      <style:text-properties officeooo:rsid="008a80fd"/>
    </style:style>
    <style:style style:name="T85" style:family="text">
      <style:text-properties officeooo:rsid="008c21c8"/>
    </style:style>
    <style:style style:name="T86" style:family="text">
      <style:text-properties officeooo:rsid="008e13f6"/>
    </style:style>
    <style:style style:name="T87" style:family="text">
      <style:text-properties officeooo:rsid="0091164f"/>
    </style:style>
    <style:style style:name="T88" style:family="text">
      <style:text-properties officeooo:rsid="00928a7a"/>
    </style:style>
    <style:style style:name="T89" style:family="text">
      <style:text-properties officeooo:rsid="0092b292"/>
    </style:style>
    <style:style style:name="T90" style:family="text">
      <style:text-properties officeooo:rsid="00945d9c"/>
    </style:style>
    <style:style style:name="T91" style:family="text">
      <style:text-properties officeooo:rsid="009540ee"/>
    </style:style>
    <style:style style:name="T92" style:family="text">
      <style:text-properties officeooo:rsid="00961e46"/>
    </style:style>
    <style:style style:name="T93" style:family="text">
      <style:text-properties officeooo:rsid="0096c88a"/>
    </style:style>
    <style:style style:name="T94" style:family="text">
      <style:text-properties officeooo:rsid="009b57d9"/>
    </style:style>
    <style:style style:name="T95" style:family="text">
      <style:text-properties officeooo:rsid="009f2d8b"/>
    </style:style>
    <style:style style:name="T96" style:family="text">
      <style:text-properties officeooo:rsid="00a0144b"/>
    </style:style>
    <style:style style:name="T97" style:family="text">
      <style:text-properties officeooo:rsid="00a08df1"/>
    </style:style>
    <style:style style:name="T98" style:family="text">
      <style:text-properties officeooo:rsid="00a232a3"/>
    </style:style>
    <style:style style:name="T99" style:family="text">
      <style:text-properties officeooo:rsid="00a4f503"/>
    </style:style>
    <style:style style:name="T100" style:family="text">
      <style:text-properties officeooo:rsid="00a55ab5"/>
    </style:style>
    <style:style style:name="T101" style:family="text">
      <style:text-properties officeooo:rsid="00a6857a"/>
    </style:style>
    <style:style style:name="T102" style:family="text">
      <style:text-properties officeooo:rsid="00a985ad"/>
    </style:style>
    <style:style style:name="T103" style:family="text">
      <style:text-properties officeooo:rsid="00aaa5a1"/>
    </style:style>
    <style:style style:name="T104" style:family="text">
      <style:text-properties officeooo:rsid="00ac5998"/>
    </style:style>
    <style:style style:name="T105" style:family="text">
      <style:text-properties officeooo:rsid="00b3aa69"/>
    </style:style>
    <style:style style:name="T106" style:family="text">
      <style:text-properties officeooo:rsid="00b612c6"/>
    </style:style>
    <style:style style:name="T107" style:family="text">
      <style:text-properties officeooo:rsid="00b79df3"/>
    </style:style>
    <style:style style:name="T108" style:family="text">
      <style:text-properties officeooo:rsid="00b8ed3e"/>
    </style:style>
    <style:style style:name="T109" style:family="text">
      <style:text-properties officeooo:rsid="00bbf555"/>
    </style:style>
    <style:style style:name="T110" style:family="text">
      <style:text-properties officeooo:rsid="00bcd6bd"/>
    </style:style>
    <style:style style:name="T111" style:family="text">
      <style:text-properties officeooo:rsid="00bce040"/>
    </style:style>
    <style:style style:name="T112" style:family="text">
      <style:text-properties officeooo:rsid="00c04be0"/>
    </style:style>
    <style:style style:name="T113" style:family="text">
      <style:text-properties officeooo:rsid="00c1abe4"/>
    </style:style>
    <style:style style:name="T114" style:family="text">
      <style:text-properties officeooo:rsid="00c24804"/>
    </style:style>
    <style:style style:name="T115" style:family="text">
      <style:text-properties officeooo:rsid="00c39b56"/>
    </style:style>
    <style:style style:name="T116" style:family="text">
      <style:text-properties officeooo:rsid="00cf201e"/>
    </style:style>
    <style:style style:name="T117" style:family="text">
      <style:text-properties officeooo:rsid="00d16296"/>
    </style:style>
    <style:style style:name="T118" style:family="text">
      <style:text-properties officeooo:rsid="00d2bd98"/>
    </style:style>
    <style:style style:name="T119" style:family="text">
      <style:text-properties officeooo:rsid="00d488ed"/>
    </style:style>
    <style:style style:name="T120" style:family="text">
      <style:text-properties officeooo:rsid="00d55c37"/>
    </style:style>
    <style:style style:name="T121" style:family="text">
      <style:text-properties officeooo:rsid="00d6cdb8"/>
    </style:style>
    <style:style style:name="T122" style:family="text">
      <style:text-properties officeooo:rsid="00d6d8c7"/>
    </style:style>
    <style:style style:name="T123" style:family="text">
      <style:text-properties officeooo:rsid="00d8b31d"/>
    </style:style>
    <style:style style:name="T124" style:family="text">
      <style:text-properties officeooo:rsid="00daa877"/>
    </style:style>
    <style:style style:name="T125" style:family="text">
      <style:text-properties officeooo:rsid="00db79b7"/>
    </style:style>
    <style:style style:name="T126" style:family="text">
      <style:text-properties officeooo:rsid="00e10f13"/>
    </style:style>
    <style:style style:name="T127" style:family="text">
      <style:text-properties officeooo:rsid="00e1cdc2"/>
    </style:style>
    <style:style style:name="T128" style:family="text">
      <style:text-properties officeooo:rsid="00e5fb1f"/>
    </style:style>
    <style:style style:name="T129" style:family="text">
      <style:text-properties officeooo:rsid="00ed4fa2"/>
    </style:style>
    <style:style style:name="T130" style:family="text">
      <style:text-properties officeooo:rsid="00f2284e"/>
    </style:style>
    <style:style style:name="T131" style:family="text">
      <style:text-properties officeooo:rsid="00f2d994"/>
    </style:style>
    <style:style style:name="T132" style:family="text">
      <style:text-properties officeooo:rsid="00fd04c9"/>
    </style:style>
    <style:style style:name="T133" style:family="text">
      <style:text-properties officeooo:rsid="00ff5cf3"/>
    </style:style>
    <style:style style:name="T134" style:family="text">
      <style:text-properties officeooo:rsid="011fb91f"/>
    </style:style>
    <style:style style:name="T135" style:family="text">
      <style:text-properties officeooo:rsid="0121139d"/>
    </style:style>
    <style:style style:name="T136" style:family="text">
      <style:text-properties officeooo:rsid="0121982f"/>
    </style:style>
    <style:style style:name="T137" style:family="text">
      <style:text-properties officeooo:rsid="0123e8bd"/>
    </style:style>
    <style:style style:name="T138" style:family="text">
      <style:text-properties officeooo:rsid="01273155"/>
    </style:style>
    <style:style style:name="T139" style:family="text">
      <style:text-properties officeooo:rsid="0128ad30"/>
    </style:style>
    <style:style style:name="T140" style:family="text">
      <style:text-properties officeooo:rsid="0133ea11"/>
    </style:style>
    <style:style style:name="T141" style:family="text">
      <style:text-properties officeooo:rsid="013441a8"/>
    </style:style>
    <style:style style:name="T142" style:family="text">
      <style:text-properties officeooo:rsid="0135fad1"/>
    </style:style>
    <style:style style:name="T143" style:family="text">
      <style:text-properties officeooo:rsid="013751e7"/>
    </style:style>
    <style:style style:name="T144" style:family="text">
      <style:text-properties officeooo:rsid="01392350"/>
    </style:style>
    <style:style style:name="T145" style:family="text">
      <style:text-properties officeooo:rsid="013a4988"/>
    </style:style>
    <style:style style:name="T146" style:family="text">
      <style:text-properties officeooo:rsid="013c2bc7"/>
    </style:style>
    <style:style style:name="T147" style:family="text">
      <style:text-properties officeooo:rsid="013c5327"/>
    </style:style>
    <style:style style:name="T148" style:family="text">
      <style:text-properties officeooo:rsid="013e36ad"/>
    </style:style>
    <style:style style:name="T149" style:family="text">
      <style:text-properties officeooo:rsid="013ed8d6"/>
    </style:style>
    <style:style style:name="T150" style:family="text">
      <style:text-properties officeooo:rsid="014026dc"/>
    </style:style>
    <style:style style:name="T151" style:family="text">
      <style:text-properties officeooo:rsid="0142639f"/>
    </style:style>
    <style:style style:name="T152" style:family="text">
      <style:text-properties officeooo:rsid="0142d914"/>
    </style:style>
    <style:style style:name="T153" style:family="text">
      <style:text-properties officeooo:rsid="0145c58d"/>
    </style:style>
    <style:style style:name="T154" style:family="text">
      <style:text-properties officeooo:rsid="0147b79e"/>
    </style:style>
    <style:style style:name="T155" style:family="text">
      <style:text-properties officeooo:rsid="01499927"/>
    </style:style>
    <style:style style:name="T156" style:family="text">
      <style:text-properties officeooo:rsid="014a1041"/>
    </style:style>
    <style:style style:name="T157" style:family="text">
      <style:text-properties officeooo:rsid="014beb21"/>
    </style:style>
    <style:style style:name="T158" style:family="text">
      <style:text-properties officeooo:rsid="014c961d"/>
    </style:style>
    <style:style style:name="T159" style:family="text">
      <style:text-properties officeooo:rsid="014f0ed9"/>
    </style:style>
    <style:style style:name="T160" style:family="text">
      <style:text-properties officeooo:rsid="0150ffd2"/>
    </style:style>
    <style:style style:name="T161" style:family="text">
      <style:text-properties officeooo:rsid="015204d2"/>
    </style:style>
    <style:style style:name="T162" style:family="text">
      <style:text-properties officeooo:rsid="0155dfca"/>
    </style:style>
    <style:style style:name="T163" style:family="text">
      <style:text-properties officeooo:rsid="0156d52b"/>
    </style:style>
    <style:style style:name="T164" style:family="text">
      <style:text-properties officeooo:rsid="01577a44"/>
    </style:style>
    <style:style style:name="T165" style:family="text">
      <style:text-properties officeooo:rsid="015a97d9"/>
    </style:style>
    <style:style style:name="T166" style:family="text">
      <style:text-properties officeooo:rsid="015c5023"/>
    </style:style>
    <style:style style:name="T167" style:family="text">
      <style:text-properties officeooo:rsid="015cb79b"/>
    </style:style>
    <style:style style:name="T168" style:family="text">
      <style:text-properties officeooo:rsid="015e2664"/>
    </style:style>
    <style:style style:name="T169" style:family="text">
      <style:text-properties officeooo:rsid="01606ba9"/>
    </style:style>
    <style:style style:name="T170" style:family="text">
      <style:text-properties officeooo:rsid="0163485a"/>
    </style:style>
    <style:style style:name="T171" style:family="text">
      <style:text-properties officeooo:rsid="0166b01e"/>
    </style:style>
    <style:style style:name="T172" style:family="text">
      <style:text-properties officeooo:rsid="016a0f5e"/>
    </style:style>
    <style:style style:name="T173" style:family="text">
      <style:text-properties officeooo:rsid="016a667d"/>
    </style:style>
    <style:style style:name="T174" style:family="text">
      <style:text-properties officeooo:rsid="016b7b1a"/>
    </style:style>
    <style:style style:name="T175" style:family="text">
      <style:text-properties officeooo:rsid="016f508d"/>
    </style:style>
    <style:style style:name="T176" style:family="text">
      <style:text-properties officeooo:rsid="016f851d"/>
    </style:style>
    <style:style style:name="T177" style:family="text">
      <style:text-properties officeooo:rsid="01707e1b"/>
    </style:style>
    <style:style style:name="T178" style:family="text">
      <style:text-properties officeooo:rsid="01726e9d"/>
    </style:style>
    <style:style style:name="T179" style:family="text">
      <style:text-properties officeooo:rsid="0173d180"/>
    </style:style>
    <style:style style:name="T180" style:family="text">
      <style:text-properties officeooo:rsid="01749eef"/>
    </style:style>
    <style:style style:name="T181" style:family="text">
      <style:text-properties officeooo:rsid="0178c193"/>
    </style:style>
    <style:style style:name="T182" style:family="text">
      <style:text-properties officeooo:rsid="017ba7d4"/>
    </style:style>
    <style:style style:name="T183" style:family="text">
      <style:text-properties officeooo:rsid="017d8b57"/>
    </style:style>
    <style:style style:name="T184" style:family="text">
      <style:text-properties officeooo:rsid="0186b989"/>
    </style:style>
    <style:style style:name="T185" style:family="text">
      <style:text-properties officeooo:rsid="01883a3a"/>
    </style:style>
    <style:style style:name="T186" style:family="text">
      <style:text-properties officeooo:rsid="0188ea6e"/>
    </style:style>
    <style:style style:name="T187" style:family="text">
      <style:text-properties officeooo:rsid="018a84e4"/>
    </style:style>
    <style:style style:name="T188" style:family="text">
      <style:text-properties officeooo:rsid="018b114c"/>
    </style:style>
    <style:style style:name="T189" style:family="text">
      <style:text-properties officeooo:rsid="018d2da7"/>
    </style:style>
    <style:style style:name="T190" style:family="text">
      <style:text-properties officeooo:rsid="018dc4ac"/>
    </style:style>
    <style:style style:name="T191" style:family="text">
      <style:text-properties officeooo:rsid="018e2c26"/>
    </style:style>
    <style:style style:name="T192" style:family="text">
      <style:text-properties officeooo:rsid="018ee608"/>
    </style:style>
    <style:style style:name="T193" style:family="text">
      <style:text-properties officeooo:rsid="019022c3"/>
    </style:style>
    <style:style style:name="T194" style:family="text">
      <style:text-properties officeooo:rsid="01915a9e"/>
    </style:style>
    <style:style style:name="T195" style:family="text">
      <style:text-properties officeooo:rsid="0194cf77"/>
    </style:style>
    <style:style style:name="T196" style:family="text">
      <style:text-properties officeooo:rsid="019524c4"/>
    </style:style>
    <style:style style:name="T197" style:family="text">
      <style:text-properties officeooo:rsid="01963ae6"/>
    </style:style>
    <style:style style:name="T198" style:family="text">
      <style:text-properties officeooo:rsid="0197d4b3"/>
    </style:style>
    <style:style style:name="T199" style:family="text">
      <style:text-properties officeooo:rsid="019a6fac"/>
    </style:style>
    <style:style style:name="T200" style:family="text">
      <style:text-properties officeooo:rsid="019b036d"/>
    </style:style>
    <style:style style:name="T201" style:family="text">
      <style:text-properties officeooo:rsid="019b5a40"/>
    </style:style>
    <style:style style:name="T202" style:family="text">
      <style:text-properties officeooo:rsid="019cc4ac"/>
    </style:style>
    <style:style style:name="T203" style:family="text">
      <style:text-properties officeooo:rsid="019e226a"/>
    </style:style>
    <style:style style:name="T204" style:family="text">
      <style:text-properties officeooo:rsid="019f64f4"/>
    </style:style>
    <style:style style:name="T205" style:family="text">
      <style:text-properties officeooo:rsid="019fde91"/>
    </style:style>
    <style:style style:name="T206" style:family="text">
      <style:text-properties officeooo:rsid="01a0d9c6"/>
    </style:style>
    <style:style style:name="T207" style:family="text">
      <style:text-properties officeooo:rsid="01a18e64"/>
    </style:style>
    <style:style style:name="T208" style:family="text">
      <style:text-properties officeooo:rsid="01a2eae5"/>
    </style:style>
    <style:style style:name="T209" style:family="text">
      <style:text-properties officeooo:rsid="01a38344"/>
    </style:style>
    <style:style style:name="T210" style:family="text">
      <style:text-properties officeooo:rsid="01a395b2"/>
    </style:style>
    <style:style style:name="T211" style:family="text">
      <style:text-properties officeooo:rsid="01a442c4"/>
    </style:style>
    <style:style style:name="T212" style:family="text">
      <style:text-properties officeooo:rsid="01a735f8"/>
    </style:style>
    <style:style style:name="T213" style:family="text">
      <style:text-properties officeooo:rsid="01a84057"/>
    </style:style>
    <style:style style:name="T214" style:family="text">
      <style:text-properties officeooo:rsid="01aab56f"/>
    </style:style>
    <style:style style:name="T215" style:family="text">
      <style:text-properties officeooo:rsid="01abadac"/>
    </style:style>
    <style:style style:name="T216" style:family="text">
      <style:text-properties officeooo:rsid="01b224c8"/>
    </style:style>
    <style:style style:name="T217" style:family="text">
      <style:text-properties officeooo:rsid="01b31518"/>
    </style:style>
    <style:style style:name="T218" style:family="text">
      <style:text-properties officeooo:rsid="01b44226"/>
    </style:style>
    <style:style style:name="T219" style:family="text">
      <style:text-properties officeooo:rsid="01b8e78e"/>
    </style:style>
    <style:style style:name="T220" style:family="text">
      <style:text-properties officeooo:rsid="01ba4412"/>
    </style:style>
    <style:style style:name="T221" style:family="text">
      <style:text-properties officeooo:rsid="01bc3499"/>
    </style:style>
    <style:style style:name="T222" style:family="text">
      <style:text-properties officeooo:rsid="01c49d83"/>
    </style:style>
    <style:style style:name="T223" style:family="text">
      <style:text-properties officeooo:rsid="01c659f8"/>
    </style:style>
    <style:style style:name="T224" style:family="text">
      <style:text-properties officeooo:rsid="01c7ed53"/>
    </style:style>
    <style:style style:name="T225" style:family="text">
      <style:text-properties officeooo:rsid="01c91e1b"/>
    </style:style>
    <style:style style:name="T226" style:family="text">
      <style:text-properties officeooo:rsid="01cb36cf"/>
    </style:style>
    <style:style style:name="T227" style:family="text">
      <style:text-properties officeooo:rsid="01cc2ac8"/>
    </style:style>
    <style:style style:name="T228" style:family="text">
      <style:text-properties officeooo:rsid="01cecdb4"/>
    </style:style>
    <style:style style:name="T229" style:family="text">
      <style:text-properties officeooo:rsid="01cf21c6"/>
    </style:style>
    <style:style style:name="T230" style:family="text">
      <style:text-properties officeooo:rsid="01cfe511"/>
    </style:style>
    <style:style style:name="T231" style:family="text">
      <style:text-properties officeooo:rsid="01d02a94"/>
    </style:style>
    <style:style style:name="T232" style:family="text">
      <style:text-properties officeooo:rsid="01d2a19c"/>
    </style:style>
    <style:style style:name="T233" style:family="text">
      <style:text-properties officeooo:rsid="01d7cdae"/>
    </style:style>
    <style:style style:name="T234" style:family="text">
      <style:text-properties officeooo:rsid="01d81f8a"/>
    </style:style>
    <style:style style:name="T235" style:family="text">
      <style:text-properties officeooo:rsid="01db7390"/>
    </style:style>
    <style:style style:name="T236" style:family="text">
      <style:text-properties officeooo:rsid="01dcd2dc"/>
    </style:style>
    <style:style style:name="T237" style:family="text">
      <style:text-properties officeooo:rsid="01ded65c"/>
    </style:style>
    <style:style style:name="T238" style:family="text">
      <style:text-properties officeooo:rsid="01e214db"/>
    </style:style>
    <style:style style:name="T239" style:family="text">
      <style:text-properties officeooo:rsid="01e31e3b"/>
    </style:style>
    <style:style style:name="T240" style:family="text">
      <style:text-properties officeooo:rsid="01e51c35"/>
    </style:style>
    <style:style style:name="T241" style:family="text">
      <style:text-properties officeooo:rsid="01e8d344"/>
    </style:style>
    <style:style style:name="T242" style:family="text">
      <style:text-properties officeooo:rsid="01ea466f"/>
    </style:style>
    <style:style style:name="T243" style:family="text">
      <style:text-properties officeooo:rsid="01ee28cf"/>
    </style:style>
    <style:style style:name="T244" style:family="text">
      <style:text-properties officeooo:rsid="01efb92d"/>
    </style:style>
    <style:style style:name="T245" style:family="text">
      <style:text-properties officeooo:rsid="01f0eb73"/>
    </style:style>
    <style:style style:name="T246" style:family="text">
      <style:text-properties officeooo:rsid="01f2772b"/>
    </style:style>
    <style:style style:name="T247" style:family="text">
      <style:text-properties officeooo:rsid="01f2d450"/>
    </style:style>
    <style:style style:name="T248" style:family="text">
      <style:text-properties officeooo:rsid="01f5ec02"/>
    </style:style>
    <style:style style:name="T249" style:family="text">
      <style:text-properties officeooo:rsid="01f7817d"/>
    </style:style>
    <style:style style:name="T250" style:family="text">
      <style:text-properties officeooo:rsid="01f8da24"/>
    </style:style>
    <style:style style:name="T251" style:family="text">
      <style:text-properties officeooo:rsid="01f998bb"/>
    </style:style>
    <style:style style:name="T252" style:family="text">
      <style:text-properties officeooo:rsid="01fb1859"/>
    </style:style>
    <style:style style:name="T253" style:family="text">
      <style:text-properties officeooo:rsid="01fd32a8"/>
    </style:style>
    <style:style style:name="T254" style:family="text">
      <style:text-properties officeooo:rsid="0201b1fc"/>
    </style:style>
    <style:style style:name="T255" style:family="text">
      <style:text-properties officeooo:rsid="0202b37a"/>
    </style:style>
    <style:style style:name="T256" style:family="text">
      <style:text-properties officeooo:rsid="020447be"/>
    </style:style>
    <style:style style:name="T257" style:family="text">
      <style:text-properties officeooo:rsid="0205a515"/>
    </style:style>
    <style:style style:name="T258" style:family="text">
      <style:text-properties officeooo:rsid="0207ba8c"/>
    </style:style>
    <style:style style:name="T259" style:family="text">
      <style:text-properties officeooo:rsid="020a1b6b"/>
    </style:style>
    <style:style style:name="T260" style:family="text">
      <style:text-properties officeooo:rsid="020b06d0"/>
    </style:style>
    <style:style style:name="T261" style:family="text">
      <style:text-properties officeooo:rsid="020b68ae"/>
    </style:style>
    <style:style style:name="T262" style:family="text">
      <style:text-properties officeooo:rsid="020c705c"/>
    </style:style>
    <style:style style:name="T263" style:family="text">
      <style:text-properties officeooo:rsid="020dafba"/>
    </style:style>
    <style:style style:name="T264" style:family="text">
      <style:text-properties officeooo:rsid="020eff0c"/>
    </style:style>
    <style:style style:name="T265" style:family="text">
      <style:text-properties officeooo:rsid="020f6c76"/>
    </style:style>
    <style:style style:name="T266" style:family="text">
      <style:text-properties officeooo:rsid="020f75df"/>
    </style:style>
    <style:style style:name="T267" style:family="text">
      <style:text-properties officeooo:rsid="02103485"/>
    </style:style>
    <style:style style:name="T268" style:family="text">
      <style:text-properties officeooo:rsid="0211e67a"/>
    </style:style>
    <style:style style:name="T269" style:family="text">
      <style:text-properties officeooo:rsid="0211ef8f"/>
    </style:style>
    <style:style style:name="T270" style:family="text">
      <style:text-properties officeooo:rsid="02135314"/>
    </style:style>
    <style:style style:name="T271" style:family="text">
      <style:text-properties officeooo:rsid="02149528"/>
    </style:style>
    <style:style style:name="T272" style:family="text">
      <style:text-properties officeooo:rsid="0216042a"/>
    </style:style>
    <style:style style:name="T273" style:family="text">
      <style:text-properties officeooo:rsid="021a62d7"/>
    </style:style>
    <style:style style:name="T274" style:family="text">
      <style:text-properties officeooo:rsid="021b779c"/>
    </style:style>
    <style:style style:name="T275" style:family="text">
      <style:text-properties officeooo:rsid="021cf234"/>
    </style:style>
    <style:style style:name="T276" style:family="text">
      <style:text-properties officeooo:rsid="021d4989"/>
    </style:style>
    <style:style style:name="T277" style:family="text">
      <style:text-properties officeooo:rsid="021db038"/>
    </style:style>
    <style:style style:name="T278" style:family="text">
      <style:text-properties officeooo:rsid="021dcb6a"/>
    </style:style>
    <style:style style:name="T279" style:family="text">
      <style:text-properties officeooo:rsid="021f4dbf"/>
    </style:style>
    <style:style style:name="T280" style:family="text">
      <style:text-properties officeooo:rsid="022375fb"/>
    </style:style>
    <style:style style:name="T281" style:family="text">
      <style:text-properties officeooo:rsid="022536a1"/>
    </style:style>
    <style:style style:name="T282" style:family="text">
      <style:text-properties officeooo:rsid="022608b1"/>
    </style:style>
    <style:style style:name="T283" style:family="text">
      <style:text-properties officeooo:rsid="0227c990"/>
    </style:style>
    <style:style style:name="T284" style:family="text">
      <style:text-properties officeooo:rsid="022979c6"/>
    </style:style>
    <style:style style:name="T285" style:family="text">
      <style:text-properties officeooo:rsid="022b2468"/>
    </style:style>
    <style:style style:name="T286" style:family="text">
      <style:text-properties officeooo:rsid="022b4c7e"/>
    </style:style>
    <style:style style:name="T287" style:family="text">
      <style:text-properties officeooo:rsid="022ba7d3"/>
    </style:style>
    <style:style style:name="T288" style:family="text">
      <style:text-properties officeooo:rsid="022d8090"/>
    </style:style>
    <style:style style:name="T289" style:family="text">
      <style:text-properties officeooo:rsid="022f3114"/>
    </style:style>
    <style:style style:name="T290" style:family="text">
      <style:text-properties officeooo:rsid="02311d64"/>
    </style:style>
    <style:style style:name="T291" style:family="text">
      <style:text-properties officeooo:rsid="023298e0"/>
    </style:style>
    <style:style style:name="T292" style:family="text">
      <style:text-properties officeooo:rsid="0233eaf8"/>
    </style:style>
    <style:style style:name="T293" style:family="text">
      <style:text-properties officeooo:rsid="0235405f"/>
    </style:style>
    <style:style style:name="T294" style:family="text">
      <style:text-properties officeooo:rsid="023631dc"/>
    </style:style>
    <style:style style:name="T295" style:family="text">
      <style:text-properties officeooo:rsid="0236d888"/>
    </style:style>
    <style:style style:name="T296" style:family="text">
      <style:text-properties officeooo:rsid="02380a7a"/>
    </style:style>
    <style:style style:name="T297" style:family="text">
      <style:text-properties officeooo:rsid="0239dbbe"/>
    </style:style>
    <style:style style:name="T298" style:family="text">
      <style:text-properties officeooo:rsid="023c1d06"/>
    </style:style>
    <style:style style:name="T299" style:family="text">
      <style:text-properties officeooo:rsid="023e0eb4"/>
    </style:style>
    <style:style style:name="T300" style:family="text">
      <style:text-properties officeooo:rsid="023fba8a"/>
    </style:style>
    <style:style style:name="T301" style:family="text">
      <style:text-properties officeooo:rsid="0240d620"/>
    </style:style>
    <style:style style:name="T302" style:family="text">
      <style:text-properties officeooo:rsid="02423b8f"/>
    </style:style>
    <style:style style:name="T303" style:family="text">
      <style:text-properties officeooo:rsid="0242b378"/>
    </style:style>
    <style:style style:name="T304" style:family="text">
      <style:text-properties officeooo:rsid="02441e76"/>
    </style:style>
    <style:style style:name="T305" style:family="text">
      <style:text-properties officeooo:rsid="0244b769"/>
    </style:style>
    <style:style style:name="T306" style:family="text">
      <style:text-properties officeooo:rsid="0245207c"/>
    </style:style>
    <style:style style:name="T307" style:family="text">
      <style:text-properties officeooo:rsid="024648e6"/>
    </style:style>
    <style:style style:name="T308" style:family="text">
      <style:text-properties officeooo:rsid="024a2e24"/>
    </style:style>
    <style:style style:name="T309" style:family="text">
      <style:text-properties officeooo:rsid="024a89b8"/>
    </style:style>
    <style:style style:name="T310" style:family="text">
      <style:text-properties officeooo:rsid="024e00b2"/>
    </style:style>
    <style:style style:name="T311" style:family="text">
      <style:text-properties officeooo:rsid="024ffed7"/>
    </style:style>
    <style:style style:name="T312" style:family="text">
      <style:text-properties officeooo:rsid="0250debd"/>
    </style:style>
    <style:style style:name="T313" style:family="text">
      <style:text-properties officeooo:rsid="0252dbbc"/>
    </style:style>
    <style:style style:name="T314" style:family="text">
      <style:text-properties officeooo:rsid="025345e1"/>
    </style:style>
    <style:style style:name="T315" style:family="text">
      <style:text-properties officeooo:rsid="0253ea6d"/>
    </style:style>
    <style:style style:name="T316" style:family="text">
      <style:text-properties officeooo:rsid="0257f28a"/>
    </style:style>
    <style:style style:name="T317" style:family="text">
      <style:text-properties officeooo:rsid="025809d1"/>
    </style:style>
    <style:style style:name="T318" style:family="text">
      <style:text-properties officeooo:rsid="0261f652"/>
    </style:style>
    <style:style style:name="T319" style:family="text">
      <style:text-properties officeooo:rsid="0265d0a9"/>
    </style:style>
    <style:style style:name="T320" style:family="text">
      <style:text-properties officeooo:rsid="02690f2c"/>
    </style:style>
    <style:style style:name="T321" style:family="text">
      <style:text-properties officeooo:rsid="026b22e2"/>
    </style:style>
    <style:style style:name="T322" style:family="text">
      <style:text-properties officeooo:rsid="026b4268"/>
    </style:style>
    <style:style style:name="T323" style:family="text">
      <style:text-properties officeooo:rsid="026c0af7"/>
    </style:style>
    <style:style style:name="T324" style:family="text">
      <style:text-properties officeooo:rsid="026e1c4b"/>
    </style:style>
    <style:style style:name="T325" style:family="text">
      <style:text-properties officeooo:rsid="02728582"/>
    </style:style>
    <style:style style:name="T326" style:family="text">
      <style:text-properties officeooo:rsid="027631fc"/>
    </style:style>
    <style:style style:name="T327" style:family="text">
      <style:text-properties officeooo:rsid="0276fa83"/>
    </style:style>
    <style:style style:name="T328" style:family="text">
      <style:text-properties officeooo:rsid="02797aaa"/>
    </style:style>
    <style:style style:name="T329" style:family="text">
      <style:text-properties officeooo:rsid="027b3ea5"/>
    </style:style>
    <style:style style:name="T330" style:family="text">
      <style:text-properties officeooo:rsid="027f1159"/>
    </style:style>
    <style:style style:name="T331" style:family="text">
      <style:text-properties officeooo:rsid="00fb8305"/>
    </style:style>
    <style:style style:name="T332" style:family="text">
      <style:text-properties officeooo:rsid="00ecebe8"/>
    </style:style>
    <style:style style:name="T333" style:family="text">
      <style:text-properties officeooo:rsid="0283c539"/>
    </style:style>
    <style:style style:name="T334" style:family="text">
      <style:text-properties officeooo:rsid="0286994c"/>
    </style:style>
    <style:style style:name="T335" style:family="text">
      <style:text-properties officeooo:rsid="0287dccd"/>
    </style:style>
    <style:style style:name="T336" style:family="text">
      <style:text-properties officeooo:rsid="0289d67b"/>
    </style:style>
    <style:style style:name="T337" style:family="text">
      <style:text-properties officeooo:rsid="029fe326"/>
    </style:style>
    <style:style style:name="T338" style:family="text">
      <style:text-properties officeooo:rsid="029ff186"/>
    </style:style>
    <style:style style:name="T339" style:family="text">
      <style:text-properties officeooo:rsid="02a08cd1"/>
    </style:style>
    <style:style style:name="T340" style:family="text">
      <style:text-properties officeooo:rsid="02a4d98e"/>
    </style:style>
    <style:style style:name="T341" style:family="text">
      <style:text-properties officeooo:rsid="02a8c377"/>
    </style:style>
    <style:style style:name="T342" style:family="text">
      <style:text-properties officeooo:rsid="02ae6f92"/>
    </style:style>
    <style:style style:name="T343" style:family="text">
      <style:text-properties officeooo:rsid="02b03166"/>
    </style:style>
    <style:style style:name="T344" style:family="text">
      <style:text-properties officeooo:rsid="02b0fa89"/>
    </style:style>
    <style:style style:name="T345" style:family="text">
      <style:text-properties officeooo:rsid="02b2b1ae"/>
    </style:style>
    <style:style style:name="T346" style:family="text">
      <style:text-properties officeooo:rsid="02b463ec"/>
    </style:style>
    <style:style style:name="T347" style:family="text">
      <style:text-properties officeooo:rsid="02b4a7e5"/>
    </style:style>
    <style:style style:name="T348" style:family="text">
      <style:text-properties officeooo:rsid="02b62cc6"/>
    </style:style>
    <style:style style:name="T349" style:family="text">
      <style:text-properties officeooo:rsid="02b7eb2b"/>
    </style:style>
    <style:style style:name="T350" style:family="text">
      <style:text-properties officeooo:rsid="02b8ebd7"/>
    </style:style>
    <style:style style:name="T351" style:family="text">
      <style:text-properties officeooo:rsid="02baa7f5"/>
    </style:style>
    <style:style style:name="T352" style:family="text">
      <style:text-properties officeooo:rsid="02bc2e4d"/>
    </style:style>
    <style:style style:name="T353" style:family="text">
      <style:text-properties officeooo:rsid="02c1c490"/>
    </style:style>
    <style:style style:name="T354" style:family="text">
      <style:text-properties officeooo:rsid="02c35a92"/>
    </style:style>
    <style:style style:name="T355" style:family="text">
      <style:text-properties officeooo:rsid="02c47f15"/>
    </style:style>
    <style:style style:name="T356" style:family="text">
      <style:text-properties officeooo:rsid="02c4e7d1"/>
    </style:style>
    <style:style style:name="T357" style:family="text">
      <style:text-properties officeooo:rsid="02c5d99b"/>
    </style:style>
    <style:style style:name="T358" style:family="text">
      <style:text-properties officeooo:rsid="02c7b6c2"/>
    </style:style>
    <style:style style:name="T359" style:family="text">
      <style:text-properties officeooo:rsid="02c96a60"/>
    </style:style>
    <style:style style:name="T360" style:family="text">
      <style:text-properties officeooo:rsid="02ca1487"/>
    </style:style>
    <style:style style:name="T361" style:family="text">
      <style:text-properties officeooo:rsid="02cbaa07"/>
    </style:style>
    <style:style style:name="T362" style:family="text">
      <style:text-properties officeooo:rsid="02cd78da"/>
    </style:style>
    <style:style style:name="T363" style:family="text">
      <style:text-properties officeooo:rsid="02d0bdfd"/>
    </style:style>
    <style:style style:name="T364" style:family="text">
      <style:text-properties officeooo:rsid="02d2bd8b"/>
    </style:style>
    <style:style style:name="T365" style:family="text">
      <style:text-properties officeooo:rsid="02d3f9eb"/>
    </style:style>
    <style:style style:name="T366" style:family="text">
      <style:text-properties officeooo:rsid="02d4f5fc"/>
    </style:style>
    <style:style style:name="T367" style:family="text">
      <style:text-properties officeooo:rsid="02d524f0"/>
    </style:style>
    <style:style style:name="T368" style:family="text">
      <style:text-properties officeooo:rsid="02d6cda1"/>
    </style:style>
    <style:style style:name="T369" style:family="text">
      <style:text-properties officeooo:rsid="02d8d6ff"/>
    </style:style>
    <style:style style:name="T370" style:family="text">
      <style:text-properties officeooo:rsid="02dc36a3"/>
    </style:style>
    <style:style style:name="T371" style:family="text">
      <style:text-properties officeooo:rsid="02dde298"/>
    </style:style>
    <style:style style:name="T372" style:family="text">
      <style:text-properties officeooo:rsid="02e1c411"/>
    </style:style>
    <style:style style:name="T373" style:family="text">
      <style:text-properties officeooo:rsid="02e26a22"/>
    </style:style>
    <style:style style:name="T374" style:family="text">
      <style:text-properties officeooo:rsid="02e7ec24"/>
    </style:style>
    <style:style style:name="T375" style:family="text">
      <style:text-properties officeooo:rsid="02e8ab1e"/>
    </style:style>
    <style:style style:name="T376" style:family="text">
      <style:text-properties officeooo:rsid="02ea2db7"/>
    </style:style>
    <style:style style:name="T377" style:family="text">
      <style:text-properties officeooo:rsid="02eb3941"/>
    </style:style>
    <style:style style:name="T378" style:family="text">
      <style:text-properties officeooo:rsid="02edb16d"/>
    </style:style>
    <style:style style:name="T379" style:family="text">
      <style:text-properties officeooo:rsid="02ef965b"/>
    </style:style>
    <style:style style:name="T380" style:family="text">
      <style:text-properties officeooo:rsid="02f18faa"/>
    </style:style>
    <style:style style:name="T381" style:family="text">
      <style:text-properties officeooo:rsid="02f6c920"/>
    </style:style>
    <style:style style:name="T382" style:family="text">
      <style:text-properties officeooo:rsid="02f7846b"/>
    </style:style>
    <style:style style:name="T383" style:family="text">
      <style:text-properties officeooo:rsid="02fb4ee0"/>
    </style:style>
    <style:style style:name="T384" style:family="text">
      <style:text-properties officeooo:rsid="02fd4096"/>
    </style:style>
    <style:style style:name="T385" style:family="text">
      <style:text-properties officeooo:rsid="0300725c"/>
    </style:style>
    <style:style style:name="T386" style:family="text">
      <style:text-properties officeooo:rsid="0301d59b"/>
    </style:style>
    <style:style style:name="T387" style:family="text">
      <style:text-properties officeooo:rsid="030352c3"/>
    </style:style>
    <style:style style:name="T388" style:family="text">
      <style:text-properties officeooo:rsid="0305cea4"/>
    </style:style>
    <style:style style:name="T389" style:family="text">
      <style:text-properties officeooo:rsid="03071777"/>
    </style:style>
    <style:style style:name="T390" style:family="text">
      <style:text-properties officeooo:rsid="030c2104"/>
    </style:style>
    <style:style style:name="T391" style:family="text">
      <style:text-properties officeooo:rsid="030e1ef2"/>
    </style:style>
    <style:style style:name="T392" style:family="text">
      <style:text-properties officeooo:rsid="030ed9c6"/>
    </style:style>
    <style:style style:name="T393" style:family="text">
      <style:text-properties officeooo:rsid="031060f1"/>
    </style:style>
    <style:style style:name="T394" style:family="text">
      <style:text-properties officeooo:rsid="03136390"/>
    </style:style>
    <style:style style:name="T395" style:family="text">
      <style:text-properties officeooo:rsid="031fc956"/>
    </style:style>
    <style:style style:name="T396" style:family="text">
      <style:text-properties officeooo:rsid="0320912c"/>
    </style:style>
    <style:style style:name="T397" style:family="text">
      <style:text-properties officeooo:rsid="0320df52"/>
    </style:style>
    <style:style style:name="T398" style:family="text">
      <style:text-properties officeooo:rsid="0322cf72"/>
    </style:style>
    <style:style style:name="T399" style:family="text">
      <style:text-properties officeooo:rsid="0323ae20"/>
    </style:style>
    <style:style style:name="T400" style:family="text">
      <style:text-properties officeooo:rsid="03270d42"/>
    </style:style>
    <style:style style:name="T401" style:family="text">
      <style:text-properties officeooo:rsid="032a8f5d"/>
    </style:style>
    <style:style style:name="T402" style:family="text">
      <style:text-properties officeooo:rsid="032b8029"/>
    </style:style>
    <style:style style:name="T403" style:family="text">
      <style:text-properties officeooo:rsid="032c0e6a"/>
    </style:style>
    <style:style style:name="T404" style:family="text">
      <style:text-properties officeooo:rsid="032c1e6c"/>
    </style:style>
    <style:style style:name="T405" style:family="text">
      <style:text-properties officeooo:rsid="032c7308"/>
    </style:style>
    <style:style style:name="T406" style:family="text">
      <style:text-properties style:text-underline-style="none" officeooo:rsid="032c7308"/>
    </style:style>
    <style:style style:name="T407" style:family="text">
      <style:text-properties style:text-underline-style="none" officeooo:rsid="03301ae1"/>
    </style:style>
    <style:style style:name="T408" style:family="text">
      <style:text-properties style:text-underline-style="none" officeooo:rsid="0331d903"/>
    </style:style>
    <style:style style:name="T409" style:family="text">
      <style:text-properties officeooo:rsid="032d9b44"/>
    </style:style>
    <style:style style:name="T410" style:family="text">
      <style:text-properties officeooo:rsid="0331d903"/>
    </style:style>
    <style:style style:name="T411" style:family="text">
      <style:text-properties officeooo:rsid="03336d6e"/>
    </style:style>
    <style:style style:name="T412" style:family="text">
      <style:text-properties officeooo:rsid="033516eb"/>
    </style:style>
    <style:style style:name="T413" style:family="text">
      <style:text-properties officeooo:rsid="0336afce"/>
    </style:style>
    <style:style style:name="T414" style:family="text">
      <style:text-properties officeooo:rsid="033ac510"/>
    </style:style>
    <style:style style:name="T415" style:family="text">
      <style:text-properties officeooo:rsid="033b9d86"/>
    </style:style>
    <style:style style:name="T416" style:family="text">
      <style:text-properties officeooo:rsid="033d8d9a"/>
    </style:style>
    <style:style style:name="T417" style:family="text">
      <style:text-properties officeooo:rsid="033e46f7"/>
    </style:style>
    <style:style style:name="T418" style:family="text">
      <style:text-properties officeooo:rsid="033f1308"/>
    </style:style>
    <style:style style:name="T419" style:family="text">
      <style:text-properties officeooo:rsid="034338b7"/>
    </style:style>
    <style:style style:name="T420" style:family="text">
      <style:text-properties officeooo:rsid="03452464"/>
    </style:style>
    <style:style style:name="T421" style:family="text">
      <style:text-properties officeooo:rsid="03480873"/>
    </style:style>
    <style:style style:name="T422" style:family="text">
      <style:text-properties officeooo:rsid="03492c2f"/>
    </style:style>
    <style:style style:name="T423" style:family="text">
      <style:text-properties officeooo:rsid="034a9b30"/>
    </style:style>
    <style:style style:name="T424" style:family="text">
      <style:text-properties officeooo:rsid="034bafbb"/>
    </style:style>
    <style:style style:name="T425" style:family="text">
      <style:text-properties officeooo:rsid="034d14aa"/>
    </style:style>
    <style:style style:name="T426" style:family="text">
      <style:text-properties officeooo:rsid="0354868b"/>
    </style:style>
    <style:style style:name="T427" style:family="text">
      <style:text-properties officeooo:rsid="0358f3c1"/>
    </style:style>
    <style:style style:name="T428" style:family="text">
      <style:text-properties officeooo:rsid="035abfec"/>
    </style:style>
    <style:style style:name="T429" style:family="text">
      <style:text-properties officeooo:rsid="035bd201"/>
    </style:style>
    <style:style style:name="T430" style:family="text">
      <style:text-properties officeooo:rsid="035c2241"/>
    </style:style>
    <style:style style:name="T431" style:family="text">
      <style:text-properties officeooo:rsid="035c9489"/>
    </style:style>
    <style:style style:name="T432" style:family="text">
      <style:text-properties officeooo:rsid="035e3214"/>
    </style:style>
    <style:style style:name="T433" style:family="text">
      <style:text-properties officeooo:rsid="035f38d9"/>
    </style:style>
    <style:style style:name="T434" style:family="text">
      <style:text-properties officeooo:rsid="03604613"/>
    </style:style>
    <style:style style:name="T435" style:family="text">
      <style:text-properties officeooo:rsid="03630ec0"/>
    </style:style>
    <style:style style:name="T436" style:family="text">
      <style:text-properties officeooo:rsid="0367b55c"/>
    </style:style>
    <style:style style:name="T437" style:family="text">
      <style:text-properties officeooo:rsid="03685fdd"/>
    </style:style>
    <style:style style:name="T438" style:family="text">
      <style:text-properties officeooo:rsid="0369a01b"/>
    </style:style>
    <style:style style:name="T439" style:family="text">
      <style:text-properties officeooo:rsid="036c8af7"/>
    </style:style>
    <style:style style:name="T440" style:family="text">
      <style:text-properties officeooo:rsid="036e1d43"/>
    </style:style>
    <style:style style:name="T441" style:family="text">
      <style:text-properties officeooo:rsid="0377f29e"/>
    </style:style>
    <style:style style:name="T442" style:family="text">
      <style:text-properties officeooo:rsid="037887ec"/>
    </style:style>
    <style:style style:name="T443" style:family="text">
      <style:text-properties officeooo:rsid="037aee03"/>
    </style:style>
    <style:style style:name="T444" style:family="text">
      <style:text-properties officeooo:rsid="0383f4e8"/>
    </style:style>
    <style:style style:name="T445" style:family="text">
      <style:text-properties officeooo:rsid="0386caea"/>
    </style:style>
    <style:style style:name="T446" style:family="text">
      <style:text-properties officeooo:rsid="038a2085"/>
    </style:style>
    <style:style style:name="T447" style:family="text">
      <style:text-properties officeooo:rsid="038ce0d6"/>
    </style:style>
    <style:style style:name="T448" style:family="text">
      <style:text-properties officeooo:rsid="038e6d5f"/>
    </style:style>
    <style:style style:name="T449" style:family="text">
      <style:text-properties officeooo:rsid="038fb8c6"/>
    </style:style>
    <style:style style:name="T450" style:family="text">
      <style:text-properties officeooo:rsid="0399fb48"/>
    </style:style>
    <style:style style:name="T451" style:family="text">
      <style:text-properties officeooo:rsid="039d77cb"/>
    </style:style>
    <style:style style:name="T452" style:family="text">
      <style:text-properties officeooo:rsid="039dc8f8"/>
    </style:style>
    <style:style style:name="T453" style:family="text">
      <style:text-properties officeooo:rsid="03a10f34"/>
    </style:style>
    <style:style style:name="T454" style:family="text">
      <style:text-properties officeooo:rsid="03a2beb5"/>
    </style:style>
    <style:style style:name="T455" style:family="text">
      <style:text-properties officeooo:rsid="03a61602"/>
    </style:style>
    <style:style style:name="T456" style:family="text">
      <style:text-properties officeooo:rsid="03aed78b"/>
    </style:style>
    <style:style style:name="T457" style:family="text">
      <style:text-properties officeooo:rsid="03b979c8"/>
    </style:style>
    <style:style style:name="T458" style:family="text">
      <style:text-properties officeooo:rsid="03ba7029"/>
    </style:style>
    <style:style style:name="T459" style:family="text">
      <style:text-properties officeooo:rsid="03bb7da3"/>
    </style:style>
    <style:style style:name="T460" style:family="text">
      <style:text-properties officeooo:rsid="03bc082c"/>
    </style:style>
    <style:style style:name="T461" style:family="text">
      <style:text-properties officeooo:rsid="03bd94ef"/>
    </style:style>
    <style:style style:name="T462" style:family="text">
      <style:text-properties officeooo:rsid="03c3c195"/>
    </style:style>
    <style:style style:name="T463" style:family="text">
      <style:text-properties officeooo:rsid="03c9dc23"/>
    </style:style>
    <style:style style:name="T464" style:family="text">
      <style:text-properties officeooo:rsid="03ca7acd"/>
    </style:style>
    <style:style style:name="T465" style:family="text">
      <style:text-properties officeooo:rsid="03cddfeb"/>
    </style:style>
    <style:style style:name="T466" style:family="text">
      <style:text-properties officeooo:rsid="03cedd74"/>
    </style:style>
    <style:style style:name="T467" style:family="text">
      <style:text-properties officeooo:rsid="03cf934c"/>
    </style:style>
    <style:style style:name="T468" style:family="text">
      <style:text-properties officeooo:rsid="03d00981"/>
    </style:style>
    <style:style style:name="T469" style:family="text">
      <style:text-properties officeooo:rsid="03d4286d"/>
    </style:style>
    <style:style style:name="T470" style:family="text">
      <style:text-properties officeooo:rsid="03d60ac9"/>
    </style:style>
    <style:style style:name="T471" style:family="text">
      <style:text-properties officeooo:rsid="03d72b46"/>
    </style:style>
    <style:style style:name="T472" style:family="text">
      <style:text-properties officeooo:rsid="03dd0ea4"/>
    </style:style>
    <style:style style:name="T473" style:family="text">
      <style:text-properties officeooo:rsid="03dd6f31"/>
    </style:style>
    <style:style style:name="T474" style:family="text">
      <style:text-properties officeooo:rsid="03de9e19"/>
    </style:style>
    <style:style style:name="T475" style:family="text">
      <style:text-properties officeooo:rsid="03dfc02a"/>
    </style:style>
    <style:style style:name="T476" style:family="text">
      <style:text-properties officeooo:rsid="03e1264d"/>
    </style:style>
    <style:style style:name="T477" style:family="text">
      <style:text-properties officeooo:rsid="03eb720b"/>
    </style:style>
    <style:style style:name="T478" style:family="text">
      <style:text-properties officeooo:rsid="03efd12d"/>
    </style:style>
    <style:style style:name="T479" style:family="text">
      <style:text-properties officeooo:rsid="03f09b7d"/>
    </style:style>
    <style:style style:name="T480" style:family="text">
      <style:text-properties officeooo:rsid="03f0b587"/>
    </style:style>
    <style:style style:name="T481" style:family="text">
      <style:text-properties officeooo:rsid="03f0e8c7"/>
    </style:style>
    <style:style style:name="T482" style:family="text">
      <style:text-properties officeooo:rsid="03f29064"/>
    </style:style>
    <style:style style:name="T483" style:family="text">
      <style:text-properties officeooo:rsid="03f459cc"/>
    </style:style>
    <style:style style:name="T484" style:family="text">
      <style:text-properties officeooo:rsid="03f52438"/>
    </style:style>
    <style:style style:name="T485" style:family="text">
      <style:text-properties officeooo:rsid="03fb087b"/>
    </style:style>
    <style:style style:name="T486" style:family="text">
      <style:text-properties officeooo:rsid="03ffb8ca"/>
    </style:style>
    <style:style style:name="T487" style:family="text">
      <style:text-properties officeooo:rsid="04015559"/>
    </style:style>
    <style:style style:name="T488" style:family="text">
      <style:text-properties officeooo:rsid="03a03fcf"/>
    </style:style>
    <style:style style:name="T489" style:family="text">
      <style:text-properties officeooo:rsid="04088d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19">Project </text:span>Implementation <text:span text:style-name="T394">(See original proposal </text:span><text:span text:style-name="T420">in file </text:span><text:span text:style-name="T394">for </text:span><text:span text:style-name="T469">a broader</text:span><text:span text:style-name="T419"> introduction</text:span><text:span text:style-name="T394">)</text:span>:</text:p>
      <text:p text:style-name="P47">Name: Jackson Taylor</text:p>
      <text:p text:style-name="P48"/>
      <text:p text:style-name="P3">Introduction:</text:p>
      <text:p text:style-name="P2"><text:span text:style-name="T421">The full</text:span> Meyer Briggs <text:span text:style-name="T422">prediction process</text:span><text:span text:style-name="T1"> is separated into two parts each </text:span><text:span text:style-name="T2">represented by a different .</text:span><text:span text:style-name="T3">py file. </text:span></text:p>
      <text:p text:style-name="P8">The first file tranform.py is designed to scrape contents <text:span text:style-name="T4">of the original data set </text:span><text:span text:style-name="T486">found in mbti_1.csv</text:span><text:span text:style-name="T4">. </text:span><text:span text:style-name="T5">As a reminder, </text:span><text:span text:style-name="T6">the </text:span><text:span text:style-name="T7">original</text:span><text:span text:style-name="T6"> data set </text:span><text:span text:style-name="T7">is a compilation of users Meyers Briggs personalities and the</text:span><text:span text:style-name="T8">ir</text:span><text:span text:style-name="T7"> last 50 user post when the data was recorded. </text:span><text:span text:style-name="T9">Each user post is separated by the string “|||”. </text:span><text:span text:style-name="T23">I created the tf_matrix.csv file to record and save the structured data. </text:span></text:p>
      <text:p text:style-name="P8"><text:span text:style-name="T10">The </text:span><text:span text:style-name="T424">contents of this</text:span><text:span text:style-name="T10"> separate file </text:span><text:span text:style-name="T425">is a</text:span><text:span text:style-name="T10"> sparse matrix of word occurrences </text:span><text:span text:style-name="T31">for each user </text:span><text:span text:style-name="T29">as well as the classifications list</text:span><text:span text:style-name="T320">ings</text:span><text:span text:style-name="T29"> for each of the 4 personality pairs </text:span><text:span text:style-name="T99">as 1 or 0</text:span><text:span text:style-name="T29">. This</text:span><text:span text:style-name="T25"> allowed</text:span><text:span text:style-name="T23"> me to model classifiers in the </text:span><text:span text:style-name="T24">analysis.py </text:span><text:span text:style-name="T23">file </text:span><text:span text:style-name="T30">by accessing the</text:span><text:span text:style-name="T23"> tf_matrix.csv file </text:span><text:span text:style-name="T26">without the expense of </text:span><text:span text:style-name="T27">the extracting the data </text:span><text:span text:style-name="T477">form the original source </text:span><text:span text:style-name="T28">again</text:span><text:span text:style-name="T10">. </text:span><text:span text:style-name="T28">The restructured data was in the ideal</text:span><text:span text:style-name="T10"> </text:span><text:span text:style-name="T94">structure for the classification algorithms used. </text:span><text:span text:style-name="T414">I</text:span><text:span text:style-name="T321">t is worth noting that removing</text:span><text:span text:style-name="T33"> the zero’s </text:span><text:span text:style-name="T34">would </text:span><text:span text:style-name="T48">invalidate any classifier predictions</text:span><text:span text:style-name="T32">. </text:span><text:span text:style-name="T322">Having the raw data also allowed for easy testing </text:span><text:span text:style-name="T323">of normalization techniques. </text:span></text:p>
      <text:p text:style-name="P4"/>
      <text:p text:style-name="P10">Data Extraction:</text:p>
      <text:p text:style-name="P9"><text:span text:style-name="T415">The</text:span><text:span text:style-name="T11"> structure </text:span><text:span text:style-name="T415">in </text:span><text:span text:style-name="T23">tf_matrix.csv</text:span><text:span text:style-name="T11"> was relatively expensive to transform for 39 users of each type leading to 16*39 users in total and 16*39*50 posts total. </text:span><text:span text:style-name="T55">The reason for </text:span><text:span text:style-name="T56">the truncation the original collection of data was to </text:span><text:span text:style-name="T57">keep all samples for each </text:span><text:span text:style-name="T58">of the 16 </text:span><text:span text:style-name="T57">personality even in length. </text:span><text:span text:style-name="T426">This was to used to limit bias in the training samples.</text:span><text:span text:style-name="T65"> </text:span><text:span text:style-name="T66">Even though </text:span><text:span text:style-name="T416">realistic </text:span><text:span text:style-name="T66">Meyers Briggs statistics</text:span><text:span text:style-name="T65"> </text:span><text:span text:style-name="T67">show that there is </text:span><text:span text:style-name="T68">uneven distribution of personalities, </text:span><text:span text:style-name="T69">in order for a classifier to distinguish them, </text:span><text:span text:style-name="T70">it needs to have </text:span><text:span text:style-name="T100">data from all the varied data set types </text:span><text:span text:style-name="T101">r</text:span><text:span text:style-name="T427">egardless of their frequencies</text:span><text:span text:style-name="T100">.</text:span><text:span text:style-name="T70"> </text:span><text:span text:style-name="T71">In </text:span><text:span text:style-name="T72">practice, </text:span><text:span text:style-name="T73">a </text:span><text:span text:style-name="T417">classifier</text:span><text:span text:style-name="T73"> knows very little about the data</text:span><text:span text:style-name="T70"> </text:span><text:span text:style-name="T74">in early iterations,</text:span><text:span text:style-name="T73"> so </text:span><text:span text:style-name="T75">limiting data for a personality type limits </text:span><text:span text:style-name="T76">its accuracy. </text:span><text:span text:style-name="T59">Unfortunately this mean</text:span><text:span text:style-name="T61">t</text:span><text:span text:style-name="T59"> that the </text:span><text:span text:style-name="T62">other personality user groups had to be </text:span><text:span text:style-name="T63">shortened </text:span><text:span text:style-name="T64">to the</text:span><text:span text:style-name="T63"> </text:span><text:span text:style-name="T59">minimum number of</text:span><text:span text:style-name="T11"> </text:span><text:span text:style-name="T60">samples </text:span><text:span text:style-name="T62">for a user group </text:span><text:span text:style-name="T63">which happened to be 39</text:span><text:span text:style-name="T62">. </text:span><text:span text:style-name="T191">Although this </text:span><text:span text:style-name="T428">provided</text:span><text:span text:style-name="T191"> a substantial amount of data </text:span><text:span text:style-name="T192">there was a noticeable different when different sizes of the train set </text:span><text:span text:style-name="T418">(</text:span><text:span text:style-name="T192">complement to the test set</text:span><text:span text:style-name="T418">)</text:span><text:span text:style-name="T192"> were tested. </text:span><text:span text:style-name="T193">The trends show that even more data would have been </text:span><text:span text:style-name="T194">noticeably </text:span><text:span text:style-name="T193">helpful for model performance.</text:span></text:p>
      <text:p text:style-name="P5"/>
      <text:p text:style-name="P11">Bias/<text:span text:style-name="T324">Predictability </text:span>Notes:</text:p>
      <text:p text:style-name="P12"><text:span text:style-name="T429">I</text:span><text:span text:style-name="T77">n practice there are some issues with these type of classification problems overall. </text:span><text:span text:style-name="T430">E</text:span><text:span text:style-name="T78">ven the Meyers Briggs foundation admits that personality is more complicated than</text:span><text:span text:style-name="T77"> </text:span><text:span text:style-name="T79">the 16 classifications. </text:span><text:span text:style-name="T80">For example everyone has a percentage of one personality in a pair dominating the other. </text:span><text:span text:style-name="T81">The original data does not provide this observation</text:span><text:span text:style-name="T80"> </text:span><text:span text:style-name="T82">which means </text:span><text:span text:style-name="T83">that there may still be data imbalance </text:span><text:span text:style-name="T325">after the data was split into equal classes</text:span><text:span text:style-name="T83">. </text:span><text:span text:style-name="T84">Even though the law of averages could very well be in place to </text:span><text:span text:style-name="T85">represent </text:span><text:span text:style-name="T86">aggregate percentage statistics, there is no guarantee </text:span><text:span text:style-name="T102">that this is present</text:span><text:span text:style-name="T86">. </text:span><text:span text:style-name="T103">High percentage of personality dominance</text:span><text:span text:style-name="T86"> should matter to how easily a classifier can predict a personality </text:span><text:span text:style-name="T87">and proving a vast collection of users personality percentages should also </text:span><text:span text:style-name="T88">help the </text:span><text:span text:style-name="T89">classifier.</text:span></text:p>
      <text:p text:style-name="P6"/>
      <text:p text:style-name="P32">Tasks:</text:p>
      <text:p text:style-name="P7"><text:span text:style-name="T95">The most</text:span><text:span text:style-name="T12"> expensive task </text:span><text:span text:style-name="T431">in </text:span><text:span text:style-name="T432">full </text:span><text:span text:style-name="T433">s</text:span><text:span text:style-name="T434">p</text:span><text:span text:style-name="T433">an of the data</text:span><text:span text:style-name="T431"> </text:span><text:span text:style-name="T13">was thinning the tokens in the users posts to be: 1. </text:span><text:span text:style-name="T14">C</text:span><text:span text:style-name="T13">ompletely consisting of </text:span><text:span text:style-name="T96">alphabet </text:span><text:span text:style-name="T13">character strings </text:span><text:span text:style-name="T326">i</text:span><text:span text:style-name="T15">.</text:span><text:span text:style-name="T326">e</text:span><text:span text:style-name="T15">.</text:span><text:span text:style-name="T13"> </text:span><text:span text:style-name="T15">(</text:span><text:span text:style-name="T13">no numerical or special characters</text:span><text:span text:style-name="T15">) </text:span><text:span text:style-name="T16">and </text:span><text:span text:style-name="T17">2. </text:span><text:span text:style-name="T49">Without stopwords</text:span><text:span text:style-name="T17">. </text:span><text:span text:style-name="T18">Both of these task where designed to reduce the complexity of the data. After reviewing some of the user posts, </text:span><text:span text:style-name="T327">as expected,</text:span><text:span text:style-name="T18"> there </text:span><text:span text:style-name="T38">was text</text:span><text:span text:style-name="T18"> that </text:span><text:span text:style-name="T19">didn’t</text:span><text:span text:style-name="T18"> make sense </text:span><text:span text:style-name="T20">as well as </text:span><text:span text:style-name="T21">unique </text:span><text:span text:style-name="T20">strings composed of characters that where </text:span><text:span text:style-name="T21">too much of an outlier</text:span><text:span text:style-name="T20"> to help a classifier</text:span><text:span text:style-name="T35">s</text:span><text:span text:style-name="T20"> </text:span><text:span text:style-name="T22">predict</text:span><text:span text:style-name="T35">ion</text:span><text:span text:style-name="T20">. </text:span><text:span text:style-name="T36">Furthermore, </text:span><text:span text:style-name="T37">I decide to remove stop words because </text:span><text:span text:style-name="T39">I though</text:span><text:span text:style-name="T435">t</text:span><text:span text:style-name="T39"> they would </text:span><text:span text:style-name="T40">lead to too much useless data </text:span><text:span text:style-name="T41">that might take to long </text:span><text:span text:style-name="T457">to</text:span><text:span text:style-name="T41"> </text:span><text:span text:style-name="T90">feed</text:span><text:span text:style-name="T41"> </text:span><text:span text:style-name="T90">helpful</text:span><text:span text:style-name="T41"> classifier </text:span><text:span text:style-name="T90">prediction</text:span><text:span text:style-name="T91">s</text:span><text:span text:style-name="T42">. </text:span><text:span text:style-name="T328">All the classifier</text:span><text:span text:style-name="T458">s</text:span><text:span text:style-name="T328"> predict</text:span><text:span text:style-name="T45"> only according to the</text:span><text:span text:style-name="T43"> word bank set; the set of all valid words </text:span><text:span text:style-name="T44">for all posts. </text:span><text:span text:style-name="T47">Based on the</text:span><text:span text:style-name="T46"> knowledge of </text:span><text:span text:style-name="T47">all the word samples</text:span><text:span text:style-name="T46">, it seems unlikely that </text:span><text:span text:style-name="T47">there is enough new words </text:span><text:span text:style-name="T50">absent from the word bank </text:span><text:span text:style-name="T97">created</text:span><text:span text:style-name="T47"> that would </text:span><text:span text:style-name="T53">reveal</text:span><text:span text:style-name="T51"> </text:span><text:span text:style-name="T52">a </text:span><text:span text:style-name="T54">strong</text:span><text:span text:style-name="T47"> bias if </text:span><text:span text:style-name="T98">a similar</text:span><text:span text:style-name="T47"> classifier were used to predict </text:span><text:span text:style-name="T92">additional</text:span><text:span text:style-name="T47"> users personalities </text:span><text:span text:style-name="T93">beyond the dataset</text:span><text:span text:style-name="T47">. </text:span></text:p>
      <text:p text:style-name="P7"/>
      <text:p text:style-name="P13">The analysis portion of the project <text:span text:style-name="T104">accessed the </text:span><text:span text:style-name="T23">tf_matrix.csv file </text:span><text:span text:style-name="T105">and for each personality pair</text:span><text:span text:style-name="T106"> separated predictor and response variables </text:span><text:span text:style-name="T108">to</text:span><text:span text:style-name="T106"> perform a variety of classification tests. </text:span><text:span text:style-name="T107">It is worth noting that the </text:span><text:span text:style-name="T23">tf_matrix.csv </text:span><text:span text:style-name="T107">also contains </text:span><text:span text:style-name="T109">the full Meyers Briggs personality </text:span><text:span text:style-name="T110">of all 4 pa</text:span><text:span text:style-name="T111">i</text:span><text:span text:style-name="T110">rs </text:span><text:span text:style-name="T109">represented by </text:span><text:span text:style-name="T110">a </text:span><text:span text:style-name="T482">(</text:span><text:span text:style-name="T110">0- 15</text:span><text:span text:style-name="T482">)</text:span><text:span text:style-name="T110"> numeric </text:span><text:span text:style-name="T114">for </text:span><text:soft-page-break/><text:span text:style-name="T115">reference </text:span><text:span text:style-name="T329">but it was not used</text:span><text:span text:style-name="T115">. </text:span></text:p>
      <text:p text:style-name="P14"/>
      <text:p text:style-name="P14"><text:span text:style-name="T448">Independence </text:span><text:span text:style-name="T449">Model</text:span>:</text:p>
      <text:p text:style-name="P13"><text:span text:style-name="T330">B</text:span><text:span text:style-name="T112">y the law of independen</text:span><text:span text:style-name="T113">ce</text:span><text:span text:style-name="T112"> and the shape of the fed data, </text:span><text:span text:style-name="T436">predicting full personality types is</text:span><text:span text:style-name="T112"> unhelpful </text:span><text:span text:style-name="T437">when </text:span><text:span text:style-name="T447">there exists a predictor </text:span><text:span text:style-name="T478">method for </text:span><text:span text:style-name="T479">each </text:span><text:span text:style-name="T480">binary </text:span><text:span text:style-name="T481">pair that define</text:span><text:span text:style-name="T489">s</text:span><text:span text:style-name="T481"> a users personality.</text:span></text:p>
      <text:p text:style-name="P13"/>
      <text:p text:style-name="P15">Fact: <text:span text:style-name="T116">Every </text:span><text:span text:style-name="T117">full Meyers Briggs classification relies on the </text:span><text:span text:style-name="T118">composition of each of the 4 pairs </text:span><text:span text:style-name="T438">(2^4)</text:span><text:span text:style-name="T118">. </text:span><text:span text:style-name="T119">If accuracy </text:span><text:span text:style-name="T120">of a classier is determined for each of the 4 </text:span><text:span text:style-name="T121">classifier</text:span><text:span text:style-name="T122">s</text:span><text:span text:style-name="T121"> individually </text:span><text:span text:style-name="T123">then the same classier </text:span><text:span text:style-name="T124">that is dependent on each of those 4 predictions </text:span><text:span text:style-name="T125">has a more complex task to predict the full personality </text:span><text:span text:style-name="T126">(1-16) classes </text:span><text:span text:style-name="T316">as accurately as the</text:span><text:span text:style-name="T126"> simple </text:span><text:span text:style-name="T127">law of </text:span><text:span text:style-name="T126">independenc</text:span><text:span text:style-name="T128">e:</text:span></text:p>
      <text:p text:style-name="P15"/>
      <text:p text:style-name="P16"><text:span text:style-name="T335">max_a</text:span><text:span text:style-name="T128">ccuracy</text:span><text:span text:style-name="T333">(</text:span><text:span text:style-name="T334">classifier, </text:span><text:span text:style-name="T336">class</text:span><text:span text:style-name="T128">) </text:span><text:span text:style-name="T336">= </text:span></text:p>
      <text:p text:style-name="P16"><text:span text:style-name="T335">max_a</text:span><text:span text:style-name="T128">ccuracy</text:span><text:span text:style-name="T333">(</text:span><text:span text:style-name="T334">classifier, pair</text:span><text:span text:style-name="T336">1</text:span><text:span text:style-name="T128">)</text:span></text:p>
      <text:p text:style-name="P16"><text:span text:style-name="T128">*</text:span><text:span text:style-name="T335">max_a</text:span><text:span text:style-name="T128">ccuracy</text:span><text:span text:style-name="T333">(</text:span><text:span text:style-name="T334">classifier, pair</text:span><text:span text:style-name="T336">2</text:span><text:span text:style-name="T128">)</text:span></text:p>
      <text:p text:style-name="P16"><text:span text:style-name="T128">*</text:span><text:span text:style-name="T335">max_a</text:span><text:span text:style-name="T128">ccuracy</text:span><text:span text:style-name="T333">(</text:span><text:span text:style-name="T334">classifier, pair</text:span><text:span text:style-name="T336">3</text:span><text:span text:style-name="T128">)</text:span></text:p>
      <text:p text:style-name="P16"><text:span text:style-name="T128">*</text:span><text:span text:style-name="T335">max_a</text:span><text:span text:style-name="T128">ccuracy</text:span><text:span text:style-name="T333">(</text:span><text:span text:style-name="T334">classifier, pair</text:span><text:span text:style-name="T336">4</text:span><text:span text:style-name="T128">)</text:span></text:p>
      <text:p text:style-name="P17"/>
      <text:p text:style-name="P18"><text:span text:style-name="T130">A</text:span><text:span text:style-name="T332">priori knowledge indicates that these predictions are independent </text:span><text:span text:style-name="T129">based on the </text:span><text:span text:style-name="T317">even</text:span><text:span text:style-name="T129"> distributed data </text:span><text:span text:style-name="T132">of all full personalities and therefore all binar</text:span><text:span text:style-name="T459">y pairs</text:span><text:span text:style-name="T129">, </text:span><text:span text:style-name="T130">but the classifier </text:span><text:span text:style-name="T131">for full personality has to model independence without the </text:span><text:span text:style-name="T130">A</text:span><text:span text:style-name="T332">priori</text:span><text:span text:style-name="T131"> knowledge. </text:span></text:p>
      <text:p text:style-name="P20"/>
      <text:p text:style-name="P20"><text:span text:style-name="T331">Another relevant point is that </text:span><text:span text:style-name="T133">the full task I planned to implement </text:span><text:span text:style-name="T134">required that I gather </text:span><text:span text:style-name="T137">accuracy statistics</text:span><text:span text:style-name="T134"> for the </text:span><text:span text:style-name="T135">individual </text:span><text:span text:style-name="T136">pairs </text:span><text:span text:style-name="T139">anyway </text:span><text:span text:style-name="T138">so </text:span><text:span text:style-name="T139">utilizing </text:span><text:span text:style-name="T138">the law of independence was a</text:span><text:span text:style-name="T139">n</text:span><text:span text:style-name="T138"> easy implementation. </text:span></text:p>
      <text:p text:style-name="P19"/>
      <text:p text:style-name="P21">Normalization:</text:p>
      <text:p text:style-name="P22">One of the features that I implemented <text:span text:style-name="T142">in analysis.</text:span><text:span text:style-name="T147">py </text:span><text:span text:style-name="T148">before any </text:span><text:span text:style-name="T149">training</text:span><text:span text:style-name="T142"> </text:span>was <text:span text:style-name="T140">l2 normalization </text:span><text:span text:style-name="T141">which </text:span><text:span text:style-name="T143">divides each data point </text:span><text:span text:style-name="T145">for a user</text:span><text:span text:style-name="T143"> by the </text:span><text:span text:style-name="T441">euclidean </text:span><text:span text:style-name="T144">magnitude of the </text:span><text:span text:style-name="T146">user</text:span><text:span text:style-name="T150">s</text:span><text:span text:style-name="T152"> </text:span><text:span text:style-name="T146">word occurrence </text:span><text:span text:style-name="T151">vector. </text:span><text:span text:style-name="T153">The primary reason I did this was </text:span><text:span text:style-name="T155">to</text:span><text:span text:style-name="T153"> </text:span><text:span text:style-name="T171">limit word count as a predictor by smoothing </text:span><text:span text:style-name="T172">it</text:span><text:span text:style-name="T154">. </text:span><text:span text:style-name="T173">In other words, </text:span><text:span text:style-name="T174">a user</text:span><text:span text:style-name="T175">s</text:span><text:span text:style-name="T174"> with</text:span><text:span text:style-name="T173"> </text:span><text:span text:style-name="T176">a </text:span><text:span text:style-name="T173">high </text:span><text:span text:style-name="T176">number of </text:span><text:span text:style-name="T173">outliers </text:span><text:span text:style-name="T176">in word count</text:span><text:span text:style-name="T173"> </text:span><text:span text:style-name="T174">would have </text:span><text:span text:style-name="T177">a small but significant increase in norm. </text:span><text:span text:style-name="T156">However, the rational </text:span><text:span text:style-name="T162">was not straight forward and had to be confirmed with test</text:span><text:span text:style-name="T170">s</text:span><text:span text:style-name="T156">, since </text:span><text:span text:style-name="T157">I had no way of knowing </text:span><text:span text:style-name="T163">how much </text:span><text:span text:style-name="T164">total</text:span><text:span text:style-name="T157"> word count was a valid predictor of </text:span><text:span text:style-name="T158">personality. </text:span><text:span text:style-name="T160">However,</text:span><text:span text:style-name="T158"> </text:span><text:span text:style-name="T159">I still doubted that the length of a users post </text:span><text:span text:style-name="T160">would helpful </text:span><text:span text:style-name="T178">enough to ignore normalization </text:span><text:span text:style-name="T181">altogether</text:span><text:span text:style-name="T178"> </text:span><text:span text:style-name="T160">since that measure </text:span><text:span text:style-name="T439">intuitively </text:span><text:span text:style-name="T160">seems circumstantial and </text:span><text:span text:style-name="T168">would likely</text:span><text:span text:style-name="T161"> throw </text:span><text:span text:style-name="T165">of</text:span><text:span text:style-name="T168">f</text:span><text:span text:style-name="T165"> a models ability for </text:span><text:span text:style-name="T167">stabl</text:span><text:span text:style-name="T460">e</text:span><text:span text:style-name="T167">y </text:span><text:span text:style-name="T165">predicting </text:span><text:span text:style-name="T166">proportional data. </text:span><text:span text:style-name="T169">L2 normalization provided </text:span><text:span text:style-name="T179">the best</text:span><text:span text:style-name="T169"> results </text:span><text:span text:style-name="T180">in practice</text:span><text:span text:style-name="T169">.</text:span></text:p>
      <text:p text:style-name="P22"/>
      <text:p text:style-name="P21">Chi-Squared Feature Selection:</text:p>
      <text:p text:style-name="P23">Another feature that I implemented was chi-squared feature selection. <text:span text:style-name="T199">This was originally intended just to simplify model prediction</text:span><text:span text:style-name="T201">s by </text:span><text:span text:style-name="T442">determining good predictor</text:span><text:span text:style-name="T440"> features</text:span><text:span text:style-name="T199"> but it led to </text:span><text:span text:style-name="T200">further discoveries. </text:span><text:span text:style-name="T443">(See Optimization)</text:span></text:p>
      <text:p text:style-name="P25"/>
      <text:p text:style-name="P42">Classification Models:</text:p>
      <text:p text:style-name="P26">The models that where used w<text:span text:style-name="T243">ere </text:span><text:span text:style-name="T307">the </text:span><text:span text:style-name="T395">D</text:span><text:span text:style-name="T243">ecision </text:span><text:span text:style-name="T395">T</text:span><text:span text:style-name="T243">ree, </text:span><text:span text:style-name="T395">L</text:span><text:span text:style-name="T243">ogistic </text:span><text:span text:style-name="T395">R</text:span><text:span text:style-name="T243">egression, </text:span><text:span text:style-name="T395">R</text:span><text:span text:style-name="T244">andom forest, and </text:span><text:span text:style-name="T396">Multi-nomial </text:span><text:span text:style-name="T397">N</text:span><text:span text:style-name="T245">aive bays.</text:span></text:p>
      <text:p text:style-name="P26"/>
      <text:p text:style-name="P27">One of the major conclusion from <text:span text:style-name="T252">testing</text:span> <text:span text:style-name="T254">these </text:span>classifiers was that they had similar <text:span text:style-name="T251">success. </text:span><text:span text:style-name="T253">What impressed me the most was that </text:span><text:span text:style-name="T255">all were ca</text:span><text:span text:style-name="T483">pab</text:span><text:span text:style-name="T255">le of classifying at the user level </text:span><text:span text:style-name="T337">with high accuracy</text:span><text:span text:style-name="T255">. </text:span><text:span text:style-name="T461">In my project proposal, </text:span><text:span text:style-name="T255">I had originally stated a plan for logistic regression to predict a </text:span><text:span text:style-name="T256">group of users, </text:span><text:span text:style-name="T257">but th</text:span><text:span text:style-name="T308">r</text:span><text:span text:style-name="T257">ough my initial testing, it was out performing </text:span><text:span text:style-name="T258">the decision tree </text:span><text:span text:style-name="T308">to </text:span><text:span text:style-name="T309">predict </text:span><text:span text:style-name="T338">a single </text:span><text:span text:style-name="T309">user</text:span><text:span text:style-name="T338">s</text:span><text:span text:style-name="T309"> personality</text:span><text:span text:style-name="T258">. </text:span><text:span text:style-name="T268">The logistic regression model is </text:span><text:span text:style-name="T313">a reliable </text:span><text:span text:style-name="T339">classifier</text:span><text:span text:style-name="T313"> </text:span><text:span text:style-name="T314">for word count data sets</text:span><text:span text:style-name="T269"> </text:span><text:span text:style-name="T270">but I didn’t think it would be as effective as it was for such a sparse data collection. </text:span><text:span text:style-name="T246">I originally though</text:span><text:span text:style-name="T263">t</text:span><text:span text:style-name="T246"> the structure of the decision tree and the random forest </text:span><text:span text:style-name="T249">classifier </text:span><text:span text:style-name="T246">would make </text:span><text:span text:style-name="T247">sense to model the </text:span><text:span text:style-name="T248">word count data. </text:span><text:span text:style-name="T250">I considered </text:span><text:span text:style-name="T259">that the </text:span><text:span text:style-name="T265">spanning </text:span><text:span text:style-name="T259">tree or tree</text:span><text:span text:style-name="T262">s</text:span><text:span text:style-name="T259"> would </text:span><text:span text:style-name="T260">be able </text:span><text:span text:style-name="T264">to </text:span><text:span text:style-name="T261">branch multiple spanning paths </text:span><text:span text:style-name="T266">where sub trees could represent sub classes of users </text:span><text:span text:style-name="T310">who have different </text:span><text:span text:style-name="T311">affinities for word choice but</text:span><text:span text:style-name="T266"> </text:span><text:span text:style-name="T312">still link to</text:span><text:span text:style-name="T266"> the same personality. </text:span></text:p>
      <text:p text:style-name="P27"><text:soft-page-break/><text:span text:style-name="T315">I</text:span><text:span text:style-name="T267"> also tested naive bays </text:span><text:span text:style-name="T273">assuming a</text:span><text:span text:style-name="T272"> </text:span><text:span text:style-name="T198">Multi-nomial</text:span><text:span text:style-name="T271"> distribution </text:span><text:span text:style-name="T197">of accuracy </text:span><text:span text:style-name="T196">for </text:span><text:span text:style-name="T197">a given</text:span><text:span text:style-name="T196"> number of features </text:span><text:span text:style-name="T268">because </text:span><text:span text:style-name="T274">it is often used </text:span><text:span text:style-name="T277">as simple method to </text:span><text:span text:style-name="T275">challenge the bias of the </text:span><text:span text:style-name="T276">data </text:span><text:span text:style-name="T277">by </text:span><text:span text:style-name="T484">utilizing the</text:span><text:span text:style-name="T277"> joint probability </text:span><text:span text:style-name="T278">of two variables. </text:span><text:span text:style-name="T279">It performed similarly to the other methods </text:span><text:span text:style-name="T340">but seemed to be outperformed by logistic regression on average</text:span><text:span text:style-name="T279">.</text:span></text:p>
      <text:p text:style-name="P22"/>
      <text:p text:style-name="P28">Main loop / <text:span text:style-name="T318">Optimization:</text:span></text:p>
      <text:p text:style-name="P24">One of the interesting discoveries I made from <text:span text:style-name="T182">classification analysis </text:span><text:span text:style-name="T371">which is</text:span><text:span text:style-name="T183"> evident in the </text:span><text:span text:style-name="T184">output </text:span><text:span text:style-name="T187">of the main loop in</text:span><text:span text:style-name="T184"> </text:span><text:span text:style-name="T185">analysis.</text:span><text:span text:style-name="T186">py </text:span><text:span text:style-name="T188">is that the number of features imputed for each model </text:span><text:span text:style-name="T189">has </text:span><text:span text:style-name="T190">significant effects for each of the models performance. </text:span><text:span text:style-name="T195">It is also evident that the </text:span><text:span text:style-name="T196">distribution </text:span><text:span text:style-name="T197">of accuracy </text:span><text:span text:style-name="T196">for </text:span><text:span text:style-name="T197">a given</text:span><text:span text:style-name="T196"> number of features </text:span><text:span text:style-name="T198">for a model is sometimes uni-modal but mostly Multi-nomial. </text:span><text:span text:style-name="T202">This led me to pursue the computationally expensive methods of optimizing the distributing assumed to be </text:span><text:span text:style-name="T198">Multi-nomial. </text:span><text:span text:style-name="T203">The </text:span><text:span text:style-name="T423">S</text:span><text:span text:style-name="T203">cipy function fminbound allowed me to </text:span><text:span text:style-name="T204">take </text:span><text:span text:style-name="T206">equal </text:span><text:span text:style-name="T204">sections of </text:span><text:span text:style-name="T205">a range of the number of features and </text:span><text:span text:style-name="T207">optimize </text:span><text:span text:style-name="T214">for the best accuracy for the</text:span><text:span text:style-name="T207"> number of features within that range. </text:span><text:span text:style-name="T208">At every step the chi-</text:span><text:span text:style-name="T210">squared</text:span><text:span text:style-name="T208"> test would find the best </text:span><text:span text:style-name="T209">features for a given </text:span><text:span text:style-name="T211">input, </text:span><text:span text:style-name="T212">build the model, </text:span><text:span text:style-name="T213">and provide the accuracy predictions. </text:span><text:span text:style-name="T215">After </text:span><text:span text:style-name="T216">all the optimized solution</text:span><text:span text:style-name="T221">s</text:span><text:span text:style-name="T216"> were found </text:span><text:span text:style-name="T221">for a section of inputs and </text:span><text:span text:style-name="T216">added to a list corresponding to each of the </text:span><text:span text:style-name="T217">classifiers, </text:span><text:span text:style-name="T219">t</text:span><text:span text:style-name="T218">hose lists were sorted </text:span><text:span text:style-name="T219">and the best accuracy scores and corresponding number of features were returned. </text:span><text:span text:style-name="T220">The </text:span><text:span text:style-name="T222">best prediction from each model for </text:span><text:span text:style-name="T471">each</text:span><text:span text:style-name="T222"> personality pairs was then used to compute each models final personality prediction and finally </text:span><text:span text:style-name="T223">the </text:span><text:span text:style-name="T224">overall best prediction using the independence of </text:span><text:span text:style-name="T225">the most effective models </text:span><text:span text:style-name="T226">tested</text:span><text:span text:style-name="T225"> in each case. </text:span></text:p>
      <text:p text:style-name="P24"/>
      <text:p text:style-name="P24"><text:span text:style-name="T402">r</text:span><text:span text:style-name="T227">esults.csv show the results from a single runtime of the</text:span><text:span text:style-name="T225"> </text:span><text:span text:style-name="T228">algorithm. </text:span><text:span text:style-name="T229">With a test size of 100 and train size of 524 </text:span><text:span text:style-name="T230">results </text:span><text:span text:style-name="T231">varied</text:span><text:span text:style-name="T230"> over some of </text:span><text:span text:style-name="T232">my</text:span><text:span text:style-name="T230"> tests. </text:span><text:span text:style-name="T236">I chose </text:span><text:span text:style-name="T233">100 </text:span><text:span text:style-name="T236">because it </text:span><text:span text:style-name="T238">provided</text:span><text:span text:style-name="T233"> </text:span><text:span text:style-name="T234">double digits decimal accuracy scores </text:span><text:span text:style-name="T236">and it appeared to be in the </text:span><text:span text:style-name="T237">test_range </text:span><text:span text:style-name="T241">that </text:span><text:span text:style-name="T233">didn’t starve </text:span><text:span text:style-name="T235">the classification models </text:span><text:span text:style-name="T237">training</text:span><text:span text:style-name="T235">. </text:span><text:span text:style-name="T238">However, </text:span><text:span text:style-name="T239">it is clear that the full potential of these models have yet to be reached </text:span><text:span text:style-name="T240">without additional data, </text:span><text:span text:style-name="T242">so every training case mattered.</text:span></text:p>
      <text:p text:style-name="P49">The results from the last test can be found in <text:span text:style-name="T462">results.csv</text:span></text:p>
      <text:p text:style-name="P29"/>
      <text:p text:style-name="P30">Threading:</text:p>
      <text:p text:style-name="P31">Sma<text:span text:style-name="T301">ll-</text:span><text:span text:style-name="T302">M</text:span><text:span text:style-name="T301">edium</text:span> improvements <text:span text:style-name="T280">in time complexity for </text:span><text:span text:style-name="T281">each iteration of the main loop </text:span><text:span text:style-name="T282">where gained through the use of a separate thread for each </text:span><text:span text:style-name="T283">model. </text:span><text:span text:style-name="T284">No locking was required </text:span><text:span text:style-name="T285">in these task</text:span><text:span text:style-name="T303">s</text:span><text:span text:style-name="T285"> because there where no shared variable changes in the </text:span><text:span text:style-name="T304">calling </text:span><text:span text:style-name="T288">name space</text:span><text:span text:style-name="T285"> </text:span><text:span text:style-name="T287">and the copy function was called </text:span><text:span text:style-name="T290">on </text:span><text:span text:style-name="T289">X and y </text:span><text:span text:style-name="T290">(predictor and response variables)</text:span><text:span text:style-name="T287"> </text:span><text:span text:style-name="T399">so no changes</text:span><text:span text:style-name="T289"> where made </text:span><text:span text:style-name="T291">to the </text:span><text:span text:style-name="T398">passed</text:span><text:span text:style-name="T292"> values. Copy is an atomic function meaning that </text:span><text:span text:style-name="T293">it can safely be called </text:span><text:span text:style-name="T294">one the same variables </text:span><text:span text:style-name="T295">in multiple threads. </text:span><text:span text:style-name="T286">The only </text:span><text:span text:style-name="T305">external</text:span><text:span text:style-name="T296"> variable</text:span><text:span text:style-name="T286"> that was</text:span><text:span text:style-name="T306"> accessed </text:span><text:span text:style-name="T296">was the seed </text:span><text:span text:style-name="T299">integer </text:span><text:span text:style-name="T296">variable </text:span><text:span text:style-name="T297">stored in the </text:span><text:span text:style-name="T298">test class </text:span><text:span text:style-name="T300">which can be accessed though multiple threads without need for a lock</text:span><text:span text:style-name="T298">.</text:span></text:p>
      <text:p text:style-name="P34"/>
      <text:p text:style-name="P34">Considerations: </text:p>
      <text:p text:style-name="P36"><text:span text:style-name="T342">B</text:span>esides word count there are a number of other relevant predictors that could be derived from the data set. <text:span text:style-name="T343">One of the things that I could</text:span><text:span text:style-name="T346">n’t</text:span><text:span text:style-name="T343"> help wonder about was word timing. </text:span><text:span text:style-name="T344">This may be a hugely relevant observation </text:span><text:span text:style-name="T345">to fit a classifier because </text:span><text:span text:style-name="T347">it may tell a lot about a users </text:span><text:span text:style-name="T348">word smit</text:span><text:span text:style-name="T372">h</text:span><text:span text:style-name="T348">ing as opposed to their internal word bank. </text:span><text:span text:style-name="T349">Another function that this would provide would be </text:span><text:span text:style-name="T373">the potential to predict</text:span><text:span text:style-name="T349"> users spamming a word usage </text:span><text:span text:style-name="T350">for </text:span><text:span text:style-name="T463">irony</text:span><text:span text:style-name="T350"> </text:span><text:span text:style-name="T351">or </text:span><text:span text:style-name="T362">over personif</text:span><text:span text:style-name="T464">ication of ones</text:span><text:span text:style-name="T351"> </text:span><text:span text:style-name="T350">disposition. </text:span><text:span text:style-name="T374">Another observation relevant to word structure </text:span><text:span text:style-name="T375">is </text:span><text:span text:style-name="T378">part of speech counts. </text:span><text:span text:style-name="T379">Perhaps this kind of data would help a </text:span><text:span text:style-name="T380">model </text:span><text:span text:style-name="T381">generalize personality from sentence composition. </text:span><text:span text:style-name="T386">Some issues</text:span><text:span text:style-name="T381"> with both of these ideas and many a like, is that they </text:span><text:span text:style-name="T382">both require </text:span><text:span text:style-name="T383">much more processing at the </text:span><text:span text:style-name="T384">token level </text:span><text:span text:style-name="T385">which was already </text:span><text:span text:style-name="T387">complex according to the transform.py program. </text:span><text:span text:style-name="T465">Further</text:span><text:span text:style-name="T388"> the models </text:span><text:span text:style-name="T465">are already </text:span><text:span text:style-name="T466">overwhelmed</text:span><text:span text:style-name="T388"> wit</text:span><text:span text:style-name="T389">h</text:span><text:span text:style-name="T388"> the extra data points, particularly with the word position data. </text:span><text:span text:style-name="T381">Another </text:span><text:span text:style-name="T390">consideration unrelated to the model</text:span><text:span text:style-name="T391">s</text:span><text:span text:style-name="T390"> was the use of </text:span><text:span text:style-name="T392">the multiprocessing class instead of the </text:span><text:span text:style-name="T393">multi-threading class. </text:span><text:span text:style-name="T400">Multiprocessing allows for concurrent</text:span><text:span text:style-name="T401"> processing of tasks </text:span><text:span text:style-name="T410">(</text:span><text:span text:style-name="T405">hence making use of multiple CP</text:span><text:span text:style-name="T406">U </text:span><text:span text:style-name="T407">cores</text:span><text:span text:style-name="T408">)</text:span><text:span text:style-name="T403">. </text:span><text:span text:style-name="T404">Whereas threading is </text:span><text:span text:style-name="T409">limited to processing one thread at a time. <text:s/></text:span><text:span text:style-name="T411">With correct implementation </text:span><text:span text:style-name="T444">m</text:span><text:span text:style-name="T400">ultiprocessing</text:span><text:span text:style-name="T411"> could </text:span><text:span text:style-name="T412">improve </text:span><text:span text:style-name="T413">the performance of analysis.py.</text:span></text:p>
      <text:p text:style-name="P35"/>
      <text:p text:style-name="P53"><text:span text:style-name="T468">Last Thoughts</text:span>: </text:p>
      <text:p text:style-name="P53">Overall <text:span text:style-name="T445">I was impressed</text:span><text:span text:style-name="T446"> </text:span><text:span text:style-name="T485">by </text:span><text:span text:style-name="T446">model performance. </text:span><text:span text:style-name="T450">Although </text:span><text:span text:style-name="T452">in principal, </text:span><text:span text:style-name="T454">this work has </text:span><text:span text:style-name="T452">made no </text:span><text:span text:style-name="T451">groundbreaking discoveries, it </text:span><text:span text:style-name="T473">has also made</text:span><text:span text:style-name="T453"> advancements </text:span><text:span text:style-name="T455">to</text:span><text:span text:style-name="T453"> </text:span><text:span text:style-name="T451">outperform</text:span><text:span text:style-name="T472"> accuracy </text:span><text:span text:style-name="T474">scores</text:span><text:span text:style-name="T472"> in previous works </text:span><text:span text:style-name="T476">using the same data</text:span><text:span text:style-name="T451">. </text:span><text:span text:style-name="T467">It is also clear from </text:span><text:span text:style-name="T475">the </text:span><text:span text:style-name="T467">tests that additional </text:span><text:span text:style-name="T487">train</text:span><text:span text:style-name="T467"> data could have made the model even more accurate. </text:span></text:p>
      <text:p text:style-name="P52">Accuracy scores can be found in <text:span text:style-name="T456">results.csv</text:span></text:p>
      <text:p text:style-name="P52"><text:span text:style-name="T488">Some related works:</text:span></text:p>
      <text:p text:style-name="P44"><text:soft-page-break/><text:a xlink:type="simple" xlink:href="https://www.kaggle.com/anasofiauzsoy/myers-briggs-types-with-tensorflow-bert" text:style-name="Internet_20_link" text:visited-style-name="Visited_20_Internet_20_Link">https://www.kaggle.com/anasofiauzsoy/myers-briggs-types-with-tensorflow-bert</text:a></text:p>
      <text:p text:style-name="P44"><text:a xlink:type="simple" xlink:href="https://www.kaggle.com/zeyadkhalid/mbti-personality-types-classification-73-accuracy" text:style-name="Internet_20_link" text:visited-style-name="Visited_20_Internet_20_Link">https://www.kaggle.com/zeyadkhalid/mbti-personality-types-classification-73-accuracy</text:a></text:p>
      <text:p text:style-name="P45"><text:a xlink:type="simple" xlink:href="https://medium.com/@bian0628/data-science-final-project-myers-briggs-prediction-ecfa203cef8" text:style-name="Internet_20_link" text:visited-style-name="Visited_20_Internet_20_Link">https://medium.com/@bian0628/data-science-final-project-myers-briggs-prediction-ecfa203cef8</text:a></text:p>
      <text:p text:style-name="P50">Testing:</text:p>
      <text:p text:style-name="P43"><text:span text:style-name="T353">N</text:span><text:span text:style-name="T360">ote: Chrono results are printed to the console. </text:span><text:span text:style-name="T358">T</text:span><text:span text:style-name="T356">he value </text:span><text:span text:style-name="T361">of threading varies</text:span><text:span text:style-name="T357"> across different machines. </text:span><text:span text:style-name="T356"><text:s/></text:span></text:p>
      <text:p text:style-name="P37"><text:span text:style-name="T354">Test on</text:span><text:span text:style-name="T355"> home computer </text:span><text:span text:style-name="T359">(</text:span><text:span text:style-name="T355">i7-9750H CPU @ 2.60GHz</text:span><text:span text:style-name="T359">) </text:span><text:span text:style-name="T365">(6 core)</text:span><text:span text:style-name="T355">:</text:span></text:p>
      <text:p text:style-name="P38"><text:span text:style-name="T364">a</text:span><text:span text:style-name="T360">nalysis.</text:span><text:span text:style-name="T364">py</text:span><text:span text:style-name="T363">(</text:span><text:span text:style-name="T355">r</text:span><text:span text:style-name="T363">equired to re-test, </text:span><text:span text:style-name="T364">new results posted in results.csv</text:span><text:span text:style-name="T363">)</text:span><text:span text:style-name="T360">:</text:span></text:p>
      <text:p text:style-name="P46"><text:span text:style-name="T341">336.84110140800476 Seconds </text:span><text:span text:style-name="T351">with threading</text:span></text:p>
      <text:p text:style-name="P46"><text:span text:style-name="T351">668.7195773124695 Seconds </text:span><text:span text:style-name="T352">without threading.</text:span></text:p>
      <text:p text:style-name="P40"><text:span text:style-name="T367">t</text:span><text:span text:style-name="T366">ransform</text:span><text:span text:style-name="T360">.</text:span><text:span text:style-name="T364">py</text:span><text:span text:style-name="T363">(</text:span><text:span text:style-name="T368">not required, only overwrites the same </text:span><text:span text:style-name="T369">tf_matrix.csv </text:span><text:span text:style-name="T368">file </text:span><text:span text:style-name="T370">contents, </text:span><text:span text:style-name="T376">also prints personality type counts to </text:span><text:span text:style-name="T377">the </text:span><text:span text:style-name="T376">console</text:span><text:span text:style-name="T363">)</text:span><text:span text:style-name="T360">: 563.5915293693542 Seconds</text:span></text:p>
      <text:p text:style-name="P40"/>
      <text:p text:style-name="P39"/>
      <text:p text:style-name="P51"><text:s/></text:p>
      <text:p text:style-name="P41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2-05T23:49:24.495000000</dc:date>
    <meta:editing-duration>PT8H53M50S</meta:editing-duration>
    <meta:editing-cycles>798</meta:editing-cycles>
    <meta:document-statistic meta:table-count="0" meta:image-count="0" meta:object-count="0" meta:page-count="4" meta:paragraph-count="54" meta:word-count="2122" meta:character-count="13398" meta:non-whitespace-character-count="11312"/>
  </office:meta>
</office:document-meta>
</file>